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horndale AMT1" svg:font-family="'Thorndale AMT', 'Times New Roman'"/>
    <style:font-face style:name="F" svg:font-family="" style:font-family-generic="roman"/>
    <style:font-face style:name="Cumberland AMT" svg:font-family="'Cumberland AMT', 'Courier New'" style:font-family-generic="modern" style:font-pitch="fixed"/>
    <style:font-face style:name="Cumberland AMT1" svg:font-family="'Cumberland AMT', Cumberland, 'Courier New', 'Nimbus Mono L', 'DejaVu Sans Mono', Courier, 'Lucida Sans Typewriter', 'Lucida Typewriter', Monaco, Monospaced" style:font-family-generic="modern" style:font-pitch="fixed"/>
    <style:font-face style:name="Albany AMT2" svg:font-family="'Albany AMT', Arial" style:font-pitch="variable"/>
    <style:font-face style:name="Thorndale AMT" svg:font-family="'Thorndale AMT', 'Times New Roman'"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34cm" fo:break-before="auto" style:use-optimal-row-height="true"/>
    </style:style>
    <style:style style:name="ro2" style:family="table-row">
      <style:table-row-properties style:row-height="0.441cm" fo:break-before="auto" style:use-optimal-row-height="true"/>
    </style:style>
    <style:style style:name="ro3" style:family="table-row">
      <style:table-row-properties style:row-height="0.519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line-through-mode="continuous" style:font-name-asian="Cumberland AMT" style:font-size-asian="6.80000019073486pt" style:language-asian="fr" style:country-asian="FR" style:font-style-asian="normal" style:font-weight-asian="normal" style:font-name-complex="Cumberland AMT"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wrap-option="wrap"/>
      <style:text-properties style:use-window-font-color="true" style:text-outline="false" style:text-line-through-style="none" style:font-name="Cumberland AMT1" fo:font-size="10pt" fo:language="fr" fo:country="FR" fo:font-style="normal" fo:text-shadow="none" style:text-underline-style="none" fo:font-weight="normal" style:text-underline-mode="continuous" style:text-line-through-mode="continuous" style:font-name-asian="Cumberland AMT" style:font-size-asian="6.80000019073486pt" style:language-asian="fr" style:country-asian="FR" style:font-style-asian="normal" style:font-weight-asian="normal" style:font-name-complex="Cumberland AMT" style:font-size-complex="5.65000009536743pt" style:language-complex="en" style:country-complex="US" style:font-style-complex="normal" style:font-weight-complex="normal" style:text-emphasize="none" style:font-relief="none"/>
    </style:style>
    <style:style style:name="ce3" style:family="table-cell" style:parent-style-name="Default">
      <style:text-properties style:use-window-font-color="true" style:text-outline="false" style:text-line-through-style="none" style:font-name="Thorndale AMT" fo:font-size="12pt" fo:language="fr" fo:country="FR" fo:font-style="normal" fo:text-shadow="none" style:text-underline-style="none" fo:font-weight="normal" style:text-underline-mode="continuous" style:text-line-through-mode="continuous" style:font-name-asian="Albany AMT2" style:font-size-asian="6.80000019073486pt" style:language-asian="fr" style:country-asian="FR" style:font-style-asian="normal" style:font-weight-asian="normal" style:font-name-complex="Albany AMT2" style:font-size-complex="6.80000019073486pt" style:language-complex="en" style:country-complex="US" style:font-style-complex="normal" style:font-weight-complex="normal" style:text-emphasize="none" style:font-relief="none"/>
    </style:style>
    <style:style style:name="ce4" style:family="table-cell" style:parent-style-name="Default">
      <style:text-properties style:use-window-font-color="true" style:text-outline="false" style:text-line-through-style="none" style:font-name="Cumberland AMT" fo:font-size="10pt" fo:language="fr" fo:country="FR" fo:text-shadow="none" style:text-underline-style="none" style:text-underline-mode="continuous" style:text-line-through-mode="continuous" style:font-name-asian="Cumberland AMT" style:font-size-asian="6.80000019073486pt" style:language-asian="fr" style:country-asian="FR" style:font-style-asian="normal" style:font-weight-asian="normal" style:font-name-complex="Cumberland AMT" style:font-size-complex="5.65000009536743pt" style:language-complex="en" style:country-complex="US" style:font-style-complex="normal" style:font-weight-complex="normal" style:text-emphasize="none" style:font-relief="none"/>
    </style:style>
    <style:style style:name="ce5"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line-through-mode="continuous" style:font-name-asian="Cumberland AMT" style:font-size-asian="6.80000019073486pt" style:language-asian="fr" style:country-asian="FR" style:font-style-asian="normal" style:font-weight-asian="normal" style:font-name-complex="Cumberland AMT"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line-through-mode="continuous" style:font-name-asian="Cumberland AMT" style:font-size-asian="6.80000019073486pt" style:language-asian="fr" style:country-asian="FR" style:font-style-asian="normal" style:font-weight-asian="normal" style:font-name-complex="Cumberland AMT"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Thorndale AMT1" fo:font-size="10pt" fo:language="fr" fo:country="FR" fo:font-style="normal" fo:text-shadow="none" style:text-underline-style="none" fo:font-weight="normal" style:text-underline-mode="continuous" style:text-line-through-mode="continuous" style:font-name-asian="Thorndale AMT1" style:font-size-asian="6.80000019073486pt" style:language-asian="fr" style:country-asian="FR" style:font-style-asian="normal" style:font-weight-asian="normal" style:font-name-complex="Thorndale AMT1" style:font-size-complex="5.65000009536743pt" style:language-complex="en" style:country-complex="US" style:font-style-complex="normal" style:font-weight-complex="normal" style:text-emphasize="none" style:font-relief="none"/>
    </style:style>
    <style:style style:name="ce8"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Thorndale AMT1" fo:font-size="10pt" fo:language="fr" fo:country="FR" fo:font-style="normal" fo:text-shadow="none" style:text-underline-style="none" fo:font-weight="normal" style:text-underline-mode="continuous" style:text-line-through-mode="continuous" style:font-name-asian="Thorndale AMT1" style:font-size-asian="6.80000019073486pt" style:language-asian="fr" style:country-asian="FR" style:font-style-asian="normal" style:font-weight-asian="normal" style:font-name-complex="Thorndale AMT1" style:font-size-complex="5.65000009536743pt" style:language-complex="en" style:country-complex="US" style:font-style-complex="normal" style:font-weight-complex="normal" style:text-emphasize="none" style:font-relief="none"/>
    </style:style>
    <style:style style:name="ce9" style:family="table-cell" style:parent-style-name="Default">
      <style:table-cell-properties fo:border-bottom="0.002cm solid #000000" fo:border-left="0.002cm solid #000000" fo:border-right="none" fo:border-top="none"/>
      <style:text-properties style:use-window-font-color="true" style:text-outline="false" style:text-line-through-style="none" style:font-name="Cumberland AMT" fo:font-size="10pt" fo:language="fr" fo:country="FR" fo:font-style="normal" fo:text-shadow="none" style:text-underline-style="none" fo:font-weight="normal" style:text-underline-mode="continuous" style:text-line-through-mode="continuous" style:font-name-asian="Cumberland AMT" style:font-size-asian="6.80000019073486pt" style:language-asian="fr" style:country-asian="FR" style:font-style-asian="normal" style:font-weight-asian="normal" style:font-name-complex="Cumberland AMT" style:font-size-complex="5.65000009536743pt" style:language-complex="en" style:country-complex="US" style:font-style-complex="normal" style:font-weight-complex="normal" style:text-emphasize="none" style:font-relief="none"/>
    </style:style>
    <style:style style:name="ce10" style:family="table-cell" style:parent-style-name="Default">
      <style:table-cell-properties fo:border="0.002cm solid #000000"/>
      <style:text-properties style:use-window-font-color="true" style:text-outline="false" style:text-line-through-style="none" style:font-name="Thorndale AMT1" fo:font-size="10pt" fo:language="fr" fo:country="FR" fo:font-style="normal" fo:text-shadow="none" style:text-underline-style="none" fo:font-weight="normal" style:text-underline-mode="continuous" style:text-line-through-mode="continuous" style:font-name-asian="Thorndale AMT1" style:font-size-asian="6.80000019073486pt" style:language-asian="fr" style:country-asian="FR" style:font-style-asian="normal" style:font-weight-asian="normal" style:font-name-complex="Thorndale AMT1" style:font-size-complex="5.65000009536743pt" style:language-complex="en" style:country-complex="US" style:font-style-complex="normal" style:font-weight-complex="normal" style:text-emphasize="none" style:font-relief="none"/>
    </style:style>
    <style:style style:name="ce11"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Thorndale AMT1" fo:font-size="10pt" fo:language="fr" fo:country="FR" fo:font-style="normal" fo:text-shadow="none" style:text-underline-style="none" fo:font-weight="normal" style:text-underline-mode="continuous" style:text-line-through-mode="continuous" style:font-name-asian="Thorndale AMT1" style:font-size-asian="6.80000019073486pt" style:language-asian="fr" style:country-asian="FR" style:font-style-asian="normal" style:font-weight-asian="normal" style:font-name-complex="Thorndale AMT1" style:font-size-complex="5.65000009536743pt" style:language-complex="en" style:country-complex="US" style:font-style-complex="normal" style:font-weight-complex="normal" style:text-emphasize="none" style:font-relief="none"/>
    </style:style>
    <style:style style:name="ce12" style:family="table-cell" style:parent-style-name="Default">
      <style:table-cell-properties fo:border-bottom="0.002cm solid #000000" fo:border-left="0.002cm solid #000000" fo:border-right="0.002cm solid #000000" fo:border-top="none"/>
      <style:text-properties style:use-window-font-color="true" style:text-outline="false" style:text-line-through-style="none" style:font-name="Thorndale AMT" fo:font-size="12pt" fo:language="fr" fo:country="FR" fo:font-style="normal" fo:text-shadow="none" style:text-underline-style="none" fo:font-weight="normal" style:text-underline-mode="continuous" style:text-line-through-mode="continuous" style:font-name-asian="Albany AMT2" style:font-size-asian="6.80000019073486pt" style:language-asian="fr" style:country-asian="FR" style:font-style-asian="normal" style:font-weight-asian="normal" style:font-name-complex="Albany AMT2" style:font-size-complex="6.80000019073486pt" style:language-complex="en" style:country-complex="US" style:font-style-complex="normal" style:font-weight-complex="normal" style:text-emphasize="none" style:font-relief="none"/>
    </style:style>
  </office:automatic-styles>
  <office:body>
    <office:spreadsheet>
      <table:table table:name="Feuille1" table:style-name="ta1" table:print="false">
        <table:table-column table:style-name="co1" table:number-columns-repeated="8" table:default-cell-style-name="Default"/>
        <table:table-column table:style-name="co1" table:default-cell-style-name="ce1"/>
        <table:table-row table:style-name="ro1" table:number-rows-repeated="4">
          <table:table-cell table:number-columns-repeated="8"/>
          <table:table-cell table:style-name="Default"/>
        </table:table-row>
        <table:table-row table:style-name="ro1" table:number-rows-repeated="10">
          <table:table-cell table:number-columns-repeated="9"/>
        </table:table-row>
        <table:table-row table:style-name="ro1" table:number-rows-repeated="6">
          <table:table-cell table:number-columns-repeated="8"/>
          <table:table-cell table:style-name="Default"/>
        </table:table-row>
        <table:table-row table:style-name="ro1" table:number-rows-repeated="23">
          <table:table-cell table:number-columns-repeated="9"/>
        </table:table-row>
        <table:table-row table:style-name="ro1">
          <table:table-cell table:number-columns-repeated="9"/>
        </table:table-row>
      </table:table>
      <table:table table:name="Feuille2" table:style-name="ta1" table:print="false">
        <office:forms form:automatic-focus="false" form:apply-design-mode="false"/>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38" table:default-cell-style-name="Default"/>
        <table:table-row table:style-name="ro2">
          <table:table-cell table:style-name="ce2" table:formula="oooc:=INT(1000*RAND())" office:value-type="float" office:value="886">
            <text:p>886</text:p>
          </table:table-cell>
          <table:table-cell table:style-name="ce2" table:formula="oooc:=INT(1000*RAND())" office:value-type="float" office:value="44">
            <text:p>44</text:p>
          </table:table-cell>
          <table:table-cell table:style-name="ce2" table:formula="oooc:=INT((0.5+3*ALEA())*A1)" office:value-type="float" office:value="0">
            <text:p>#NOM ?</text:p>
          </table:table-cell>
          <table:table-cell table:style-name="ce2" table:formula="oooc:=INT((0.5+3*ALEA())*B1)" office:value-type="float" office:value="0">
            <text:p>#NOM ?</text:p>
          </table:table-cell>
          <table:table-cell table:number-columns-repeated="42"/>
        </table:table-row>
        <table:table-row table:style-name="ro2">
          <table:table-cell table:style-name="ce2" office:value-type="string">
            <text:p>xa</text:p>
          </table:table-cell>
          <table:table-cell office:value-type="string">
            <text:p>xb</text:p>
          </table:table-cell>
          <table:table-cell office:value-type="string">
            <text:p>sa</text:p>
          </table:table-cell>
          <table:table-cell table:style-name="ce1" office:value-type="string">
            <text:p>sb</text:p>
          </table:table-cell>
          <table:table-cell table:number-columns-repeated="42"/>
        </table:table-row>
        <table:table-row table:style-name="ro3">
          <table:table-cell table:style-name="ce3" office:value-type="string">
            <text:p>2,6,7,4,3,5,8,1</text:p>
          </table:table-cell>
          <table:table-cell table:style-name="ce2" table:number-columns-repeated="3"/>
          <table:table-cell table:formula="oooc:=&quot;Le classement des concepts de pages web dans un experiment d'analyse conjointe donné par un participant pour exprimer sa préférence est &quot;&amp;[.A3]&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2,6,7,4,3,5,8,1. Quel est le tau de Kendal qui exprime la relation entre ce classement et classement initial de 1 à 8 de ces concepts?">
            <text:p>Le classement des concepts de pages web dans un experiment d'analyse conjointe donné par un participant pour exprimer sa préférence est 2,6,7,4,3,5,8,1. Quel est le tau de Kendal qui exprime la relation entre ce classement et classement initial de 1 à 8 de ces concepts?</text:p>
          </table:table-cell>
          <table:table-cell table:formula="oooc:=&quot;r1=c(&quot;&amp;[.A3]&amp;&quot;);n=length(r1);r0=1:n;d=diff(r1);z=ifelse(d&gt;=0,1,-1);s=0;for(i in 1:(n-1)) s=s+sum(z[i:(n-1)]);2*s/(n^2-n)&quot;" office:value-type="string" office:string-value="r1=c(2,6,7,4,3,5,8,1);n=length(r1);r0=1:n;d=diff(r1);z=ifelse(d&gt;=0,1,-1);s=0;for(i in 1:(n-1)) s=s+sum(z[i:(n-1)]);2*s/(n^2-n)">
            <text:p>r1=c(2,6,7,4,3,5,8,1);n=length(r1);r0=1:n;d=diff(r1);z=ifelse(d&gt;=0,1,-1);s=0;for(i in 1:(n-1)) s=s+sum(z[i:(n-1)]);2*s/(n^2-n)</text:p>
          </table:table-cell>
          <table:table-cell table:style-name="ce3" office:value-type="float" office:value="0">
            <text:p>0</text:p>
          </table:table-cell>
          <table:table-cell table:formula="oooc:=[.E3]&amp;&quot; {#&quot;&amp;[.G3]&amp;&quot;:0.001} //&quot;&amp;[.F3]" office:value-type="string" office:string-value="Le classement des concepts de pages web dans un experiment d'analyse conjointe donné par un participant pour exprimer sa préférence est 2,6,7,4,3,5,8,1. Quel est le tau de Kendal qui exprime la relation entre ce classement et classement initial de 1 à 8 de ces concepts? {#0:0.001} //r1=c(2,6,7,4,3,5,8,1);n=length(r1);r0=1:n;d=diff(r1);z=ifelse(d&gt;=0,1,-1);s=0;for(i in 1:(n-1)) s=s+sum(z[i:(n-1)]);2*s/(n^2-n)">
            <text:p>Le classement des concepts de pages web dans un experiment d'analyse conjointe donné par un participant pour exprimer sa préférence est 2,6,7,4,3,5,8,1. Quel est le tau de Kendal qui exprime la relation entre ce classement et classement initial de 1 à 8 de ces concepts? {#0:0.001} //r1=c(2,6,7,4,3,5,8,1);n=length(r1);r0=1:n;d=diff(r1);z=ifelse(d&gt;=0,1,-1);s=0;for(i in 1:(n-1)) s=s+sum(z[i:(n-1)]);2*s/(n^2-n)</text:p>
          </table:table-cell>
          <table:table-cell table:number-columns-repeated="38"/>
        </table:table-row>
        <table:table-row table:style-name="ro3">
          <table:table-cell table:style-name="ce3" office:value-type="string">
            <text:p>2,6,7,5,8,3,4,1</text:p>
          </table:table-cell>
          <table:table-cell table:style-name="ce2" table:number-columns-repeated="3"/>
          <table:table-cell table:formula="oooc:=&quot;Le classement des concepts de pages web dans un experiment d'analyse conjointe donné par un participant pour exprimer sa préférence est &quot;&amp;[.A4]&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2,6,7,5,8,3,4,1. Quel est le tau de Kendal qui exprime la relation entre ce classement et classement initial de 1 à 8 de ces concepts?">
            <text:p>Le classement des concepts de pages web dans un experiment d'analyse conjointe donné par un participant pour exprimer sa préférence est 2,6,7,5,8,3,4,1. Quel est le tau de Kendal qui exprime la relation entre ce classement et classement initial de 1 à 8 de ces concepts?</text:p>
          </table:table-cell>
          <table:table-cell table:formula="oooc:=&quot;r1=c(&quot;&amp;[.A4]&amp;&quot;);n=length(r1);r0=1:n;d=diff(r1);z=ifelse(d&gt;=0,1,-1);s=0;for(i in 1:(n-1)) s=s+sum(z[i:(n-1)]);2*s/(n^2-n)&quot;" office:value-type="string" office:string-value="r1=c(2,6,7,5,8,3,4,1);n=length(r1);r0=1:n;d=diff(r1);z=ifelse(d&gt;=0,1,-1);s=0;for(i in 1:(n-1)) s=s+sum(z[i:(n-1)]);2*s/(n^2-n)">
            <text:p>r1=c(2,6,7,5,8,3,4,1);n=length(r1);r0=1:n;d=diff(r1);z=ifelse(d&gt;=0,1,-1);s=0;for(i in 1:(n-1)) s=s+sum(z[i:(n-1)]);2*s/(n^2-n)</text:p>
          </table:table-cell>
          <table:table-cell table:style-name="ce3" office:value-type="string">
            <text:p>-0.07142857 </text:p>
          </table:table-cell>
          <table:table-cell table:formula="oooc:=[.E4]&amp;&quot; {#&quot;&amp;[.G4]&amp;&quot;:0.001} //&quot;&amp;[.F4]" office:value-type="string" office:string-value="Le classement des concepts de pages web dans un experiment d'analyse conjointe donné par un participant pour exprimer sa préférence est 2,6,7,5,8,3,4,1. Quel est le tau de Kendal qui exprime la relation entre ce classement et classement initial de 1 à 8 de ces concepts? {#-0.07142857 :0.001} //r1=c(2,6,7,5,8,3,4,1);n=length(r1);r0=1:n;d=diff(r1);z=ifelse(d&gt;=0,1,-1);s=0;for(i in 1:(n-1)) s=s+sum(z[i:(n-1)]);2*s/(n^2-n)">
            <text:p>Le classement des concepts de pages web dans un experiment d'analyse conjointe donné par un participant pour exprimer sa préférence est 2,6,7,5,8,3,4,1. Quel est le tau de Kendal qui exprime la relation entre ce classement et classement initial de 1 à 8 de ces concepts? {#-0.07142857 :0.001} //r1=c(2,6,7,5,8,3,4,1);n=length(r1);r0=1:n;d=diff(r1);z=ifelse(d&gt;=0,1,-1);s=0;for(i in 1:(n-1)) s=s+sum(z[i:(n-1)]);2*s/(n^2-n)</text:p>
          </table:table-cell>
          <table:table-cell table:style-name="ce5" table:number-columns-repeated="37"/>
          <table:table-cell table:style-name="ce6"/>
        </table:table-row>
        <table:table-row table:style-name="ro3">
          <table:table-cell table:style-name="ce3" office:value-type="string">
            <text:p>3,5,6,4,1,7,2,8</text:p>
          </table:table-cell>
          <table:table-cell table:style-name="ce2" table:number-columns-repeated="3"/>
          <table:table-cell table:formula="oooc:=&quot;Le classement des concepts de pages web dans un experiment d'analyse conjointe donné par un participant pour exprimer sa préférence est &quot;&amp;[.A5]&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3,5,6,4,1,7,2,8. Quel est le tau de Kendal qui exprime la relation entre ce classement et classement initial de 1 à 8 de ces concepts?">
            <text:p>Le classement des concepts de pages web dans un experiment d'analyse conjointe donné par un participant pour exprimer sa préférence est 3,5,6,4,1,7,2,8. Quel est le tau de Kendal qui exprime la relation entre ce classement et classement initial de 1 à 8 de ces concepts?</text:p>
          </table:table-cell>
          <table:table-cell table:formula="oooc:=&quot;r1=c(&quot;&amp;[.A5]&amp;&quot;);n=length(r1);r0=1:n;d=diff(r1);z=ifelse(d&gt;=0,1,-1);s=0;for(i in 1:(n-1)) s=s+sum(z[i:(n-1)]);2*s/(n^2-n)&quot;" office:value-type="string" office:string-value="r1=c(3,5,6,4,1,7,2,8);n=length(r1);r0=1:n;d=diff(r1);z=ifelse(d&gt;=0,1,-1);s=0;for(i in 1:(n-1)) s=s+sum(z[i:(n-1)]);2*s/(n^2-n)">
            <text:p>r1=c(3,5,6,4,1,7,2,8);n=length(r1);r0=1:n;d=diff(r1);z=ifelse(d&gt;=0,1,-1);s=0;for(i in 1:(n-1)) s=s+sum(z[i:(n-1)]);2*s/(n^2-n)</text:p>
          </table:table-cell>
          <table:table-cell table:style-name="ce3" office:value-type="string">
            <text:p>0.07142857 </text:p>
          </table:table-cell>
          <table:table-cell table:formula="oooc:=[.E5]&amp;&quot; {#&quot;&amp;[.G5]&amp;&quot;:0.001} //&quot;&amp;[.F5]" office:value-type="string" office:string-value="Le classement des concepts de pages web dans un experiment d'analyse conjointe donné par un participant pour exprimer sa préférence est 3,5,6,4,1,7,2,8. Quel est le tau de Kendal qui exprime la relation entre ce classement et classement initial de 1 à 8 de ces concepts? {#0.07142857 :0.001} //r1=c(3,5,6,4,1,7,2,8);n=length(r1);r0=1:n;d=diff(r1);z=ifelse(d&gt;=0,1,-1);s=0;for(i in 1:(n-1)) s=s+sum(z[i:(n-1)]);2*s/(n^2-n)">
            <text:p>Le classement des concepts de pages web dans un experiment d'analyse conjointe donné par un participant pour exprimer sa préférence est 3,5,6,4,1,7,2,8. Quel est le tau de Kendal qui exprime la relation entre ce classement et classement initial de 1 à 8 de ces concepts? {#0.07142857 :0.001} //r1=c(3,5,6,4,1,7,2,8);n=length(r1);r0=1:n;d=diff(r1);z=ifelse(d&gt;=0,1,-1);s=0;for(i in 1:(n-1)) s=s+sum(z[i:(n-1)]);2*s/(n^2-n)</text:p>
          </table:table-cell>
          <table:table-cell table:number-columns-repeated="38"/>
        </table:table-row>
        <table:table-row table:style-name="ro3">
          <table:table-cell table:style-name="ce3" office:value-type="string">
            <text:p>2,8,7,6,1,3,5,4</text:p>
          </table:table-cell>
          <table:table-cell table:style-name="ce2" table:number-columns-repeated="3"/>
          <table:table-cell table:formula="oooc:=&quot;Le classement des concepts de pages web dans un experiment d'analyse conjointe donné par un participant pour exprimer sa préférence est &quot;&amp;[.A6]&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2,8,7,6,1,3,5,4. Quel est le tau de Kendal qui exprime la relation entre ce classement et classement initial de 1 à 8 de ces concepts?">
            <text:p>Le classement des concepts de pages web dans un experiment d'analyse conjointe donné par un participant pour exprimer sa préférence est 2,8,7,6,1,3,5,4. Quel est le tau de Kendal qui exprime la relation entre ce classement et classement initial de 1 à 8 de ces concepts?</text:p>
          </table:table-cell>
          <table:table-cell table:formula="oooc:=&quot;r1=c(&quot;&amp;[.A6]&amp;&quot;);n=length(r1);r0=1:n;d=diff(r1);z=ifelse(d&gt;=0,1,-1);s=0;for(i in 1:(n-1)) s=s+sum(z[i:(n-1)]);2*s/(n^2-n)&quot;" office:value-type="string" office:string-value="r1=c(2,8,7,6,1,3,5,4);n=length(r1);r0=1:n;d=diff(r1);z=ifelse(d&gt;=0,1,-1);s=0;for(i in 1:(n-1)) s=s+sum(z[i:(n-1)]);2*s/(n^2-n)">
            <text:p>r1=c(2,8,7,6,1,3,5,4);n=length(r1);r0=1:n;d=diff(r1);z=ifelse(d&gt;=0,1,-1);s=0;for(i in 1:(n-1)) s=s+sum(z[i:(n-1)]);2*s/(n^2-n)</text:p>
          </table:table-cell>
          <table:table-cell table:style-name="ce3" office:value-type="string">
            <text:p>-0.1428571 </text:p>
          </table:table-cell>
          <table:table-cell table:formula="oooc:=[.E6]&amp;&quot; {#&quot;&amp;[.G6]&amp;&quot;:0.001} //&quot;&amp;[.F6]" office:value-type="string" office:string-value="Le classement des concepts de pages web dans un experiment d'analyse conjointe donné par un participant pour exprimer sa préférence est 2,8,7,6,1,3,5,4. Quel est le tau de Kendal qui exprime la relation entre ce classement et classement initial de 1 à 8 de ces concepts? {#-0.1428571 :0.001} //r1=c(2,8,7,6,1,3,5,4);n=length(r1);r0=1:n;d=diff(r1);z=ifelse(d&gt;=0,1,-1);s=0;for(i in 1:(n-1)) s=s+sum(z[i:(n-1)]);2*s/(n^2-n)">
            <text:p>Le classement des concepts de pages web dans un experiment d'analyse conjointe donné par un participant pour exprimer sa préférence est 2,8,7,6,1,3,5,4. Quel est le tau de Kendal qui exprime la relation entre ce classement et classement initial de 1 à 8 de ces concepts? {#-0.1428571 :0.001} //r1=c(2,8,7,6,1,3,5,4);n=length(r1);r0=1:n;d=diff(r1);z=ifelse(d&gt;=0,1,-1);s=0;for(i in 1:(n-1)) s=s+sum(z[i:(n-1)]);2*s/(n^2-n)</text:p>
          </table:table-cell>
          <table:table-cell table:number-columns-repeated="38"/>
        </table:table-row>
        <table:table-row table:style-name="ro3">
          <table:table-cell table:style-name="ce3" office:value-type="string">
            <text:p>6,1,4,5,7,2,3,8</text:p>
          </table:table-cell>
          <table:table-cell table:style-name="ce2" table:number-columns-repeated="3"/>
          <table:table-cell table:formula="oooc:=&quot;Le classement des concepts de pages web dans un experiment d'analyse conjointe donné par un participant pour exprimer sa préférence est &quot;&amp;[.A7]&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6,1,4,5,7,2,3,8. Quel est le tau de Kendal qui exprime la relation entre ce classement et classement initial de 1 à 8 de ces concepts?">
            <text:p>Le classement des concepts de pages web dans un experiment d'analyse conjointe donné par un participant pour exprimer sa préférence est 6,1,4,5,7,2,3,8. Quel est le tau de Kendal qui exprime la relation entre ce classement et classement initial de 1 à 8 de ces concepts?</text:p>
          </table:table-cell>
          <table:table-cell table:formula="oooc:=&quot;r1=c(&quot;&amp;[.A7]&amp;&quot;);n=length(r1);r0=1:n;d=diff(r1);z=ifelse(d&gt;=0,1,-1);s=0;for(i in 1:(n-1)) s=s+sum(z[i:(n-1)]);2*s/(n^2-n)&quot;" office:value-type="string" office:string-value="r1=c(6,1,4,5,7,2,3,8);n=length(r1);r0=1:n;d=diff(r1);z=ifelse(d&gt;=0,1,-1);s=0;for(i in 1:(n-1)) s=s+sum(z[i:(n-1)]);2*s/(n^2-n)">
            <text:p>r1=c(6,1,4,5,7,2,3,8);n=length(r1);r0=1:n;d=diff(r1);z=ifelse(d&gt;=0,1,-1);s=0;for(i in 1:(n-1)) s=s+sum(z[i:(n-1)]);2*s/(n^2-n)</text:p>
          </table:table-cell>
          <table:table-cell table:style-name="ce3" office:value-type="string">
            <text:p>0.5714286 </text:p>
          </table:table-cell>
          <table:table-cell table:formula="oooc:=[.E7]&amp;&quot; {#&quot;&amp;[.G7]&amp;&quot;:0.001} //&quot;&amp;[.F7]" office:value-type="string" office:string-value="Le classement des concepts de pages web dans un experiment d'analyse conjointe donné par un participant pour exprimer sa préférence est 6,1,4,5,7,2,3,8. Quel est le tau de Kendal qui exprime la relation entre ce classement et classement initial de 1 à 8 de ces concepts? {#0.5714286 :0.001} //r1=c(6,1,4,5,7,2,3,8);n=length(r1);r0=1:n;d=diff(r1);z=ifelse(d&gt;=0,1,-1);s=0;for(i in 1:(n-1)) s=s+sum(z[i:(n-1)]);2*s/(n^2-n)">
            <text:p>Le classement des concepts de pages web dans un experiment d'analyse conjointe donné par un participant pour exprimer sa préférence est 6,1,4,5,7,2,3,8. Quel est le tau de Kendal qui exprime la relation entre ce classement et classement initial de 1 à 8 de ces concepts? {#0.5714286 :0.001} //r1=c(6,1,4,5,7,2,3,8);n=length(r1);r0=1:n;d=diff(r1);z=ifelse(d&gt;=0,1,-1);s=0;for(i in 1:(n-1)) s=s+sum(z[i:(n-1)]);2*s/(n^2-n)</text:p>
          </table:table-cell>
          <table:table-cell table:number-columns-repeated="38"/>
        </table:table-row>
        <table:table-row table:style-name="ro3">
          <table:table-cell table:style-name="ce3" office:value-type="string">
            <text:p>8,2,6,4,7,3,1,5</text:p>
          </table:table-cell>
          <table:table-cell table:style-name="ce2" table:number-columns-repeated="3"/>
          <table:table-cell table:formula="oooc:=&quot;Le classement des concepts de pages web dans un experiment d'analyse conjointe donné par un participant pour exprimer sa préférence est &quot;&amp;[.A8]&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8,2,6,4,7,3,1,5. Quel est le tau de Kendal qui exprime la relation entre ce classement et classement initial de 1 à 8 de ces concepts?">
            <text:p>Le classement des concepts de pages web dans un experiment d'analyse conjointe donné par un participant pour exprimer sa préférence est 8,2,6,4,7,3,1,5. Quel est le tau de Kendal qui exprime la relation entre ce classement et classement initial de 1 à 8 de ces concepts?</text:p>
          </table:table-cell>
          <table:table-cell table:formula="oooc:=&quot;r1=c(&quot;&amp;[.A8]&amp;&quot;);n=length(r1);r0=1:n;d=diff(r1);z=ifelse(d&gt;=0,1,-1);s=0;for(i in 1:(n-1)) s=s+sum(z[i:(n-1)]);2*s/(n^2-n)&quot;" office:value-type="string" office:string-value="r1=c(8,2,6,4,7,3,1,5);n=length(r1);r0=1:n;d=diff(r1);z=ifelse(d&gt;=0,1,-1);s=0;for(i in 1:(n-1)) s=s+sum(z[i:(n-1)]);2*s/(n^2-n)">
            <text:p>r1=c(8,2,6,4,7,3,1,5);n=length(r1);r0=1:n;d=diff(r1);z=ifelse(d&gt;=0,1,-1);s=0;for(i in 1:(n-1)) s=s+sum(z[i:(n-1)]);2*s/(n^2-n)</text:p>
          </table:table-cell>
          <table:table-cell table:style-name="ce3" office:value-type="string">
            <text:p>-0.07142857 </text:p>
          </table:table-cell>
          <table:table-cell table:formula="oooc:=[.E8]&amp;&quot; {#&quot;&amp;[.G8]&amp;&quot;:0.001} //&quot;&amp;[.F8]" office:value-type="string" office:string-value="Le classement des concepts de pages web dans un experiment d'analyse conjointe donné par un participant pour exprimer sa préférence est 8,2,6,4,7,3,1,5. Quel est le tau de Kendal qui exprime la relation entre ce classement et classement initial de 1 à 8 de ces concepts? {#-0.07142857 :0.001} //r1=c(8,2,6,4,7,3,1,5);n=length(r1);r0=1:n;d=diff(r1);z=ifelse(d&gt;=0,1,-1);s=0;for(i in 1:(n-1)) s=s+sum(z[i:(n-1)]);2*s/(n^2-n)">
            <text:p>Le classement des concepts de pages web dans un experiment d'analyse conjointe donné par un participant pour exprimer sa préférence est 8,2,6,4,7,3,1,5. Quel est le tau de Kendal qui exprime la relation entre ce classement et classement initial de 1 à 8 de ces concepts? {#-0.07142857 :0.001} //r1=c(8,2,6,4,7,3,1,5);n=length(r1);r0=1:n;d=diff(r1);z=ifelse(d&gt;=0,1,-1);s=0;for(i in 1:(n-1)) s=s+sum(z[i:(n-1)]);2*s/(n^2-n)</text:p>
          </table:table-cell>
          <table:table-cell table:number-columns-repeated="38"/>
        </table:table-row>
        <table:table-row table:style-name="ro3">
          <table:table-cell table:style-name="ce3" office:value-type="string">
            <text:p>8,6,3,7,2,1,5,4</text:p>
          </table:table-cell>
          <table:table-cell table:style-name="ce2" table:number-columns-repeated="3"/>
          <table:table-cell table:formula="oooc:=&quot;Le classement des concepts de pages web dans un experiment d'analyse conjointe donné par un participant pour exprimer sa préférence est &quot;&amp;[.A9]&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8,6,3,7,2,1,5,4. Quel est le tau de Kendal qui exprime la relation entre ce classement et classement initial de 1 à 8 de ces concepts?">
            <text:p>Le classement des concepts de pages web dans un experiment d'analyse conjointe donné par un participant pour exprimer sa préférence est 8,6,3,7,2,1,5,4. Quel est le tau de Kendal qui exprime la relation entre ce classement et classement initial de 1 à 8 de ces concepts?</text:p>
          </table:table-cell>
          <table:table-cell table:formula="oooc:=&quot;r1=c(&quot;&amp;[.A9]&amp;&quot;);n=length(r1);r0=1:n;d=diff(r1);z=ifelse(d&gt;=0,1,-1);s=0;for(i in 1:(n-1)) s=s+sum(z[i:(n-1)]);2*s/(n^2-n)&quot;" office:value-type="string" office:string-value="r1=c(8,6,3,7,2,1,5,4);n=length(r1);r0=1:n;d=diff(r1);z=ifelse(d&gt;=0,1,-1);s=0;for(i in 1:(n-1)) s=s+sum(z[i:(n-1)]);2*s/(n^2-n)">
            <text:p>r1=c(8,6,3,7,2,1,5,4);n=length(r1);r0=1:n;d=diff(r1);z=ifelse(d&gt;=0,1,-1);s=0;for(i in 1:(n-1)) s=s+sum(z[i:(n-1)]);2*s/(n^2-n)</text:p>
          </table:table-cell>
          <table:table-cell table:style-name="ce3" office:value-type="string">
            <text:p>-0.3571429 </text:p>
          </table:table-cell>
          <table:table-cell table:formula="oooc:=[.E9]&amp;&quot; {#&quot;&amp;[.G9]&amp;&quot;:0.001} //&quot;&amp;[.F9]" office:value-type="string" office:string-value="Le classement des concepts de pages web dans un experiment d'analyse conjointe donné par un participant pour exprimer sa préférence est 8,6,3,7,2,1,5,4. Quel est le tau de Kendal qui exprime la relation entre ce classement et classement initial de 1 à 8 de ces concepts? {#-0.3571429 :0.001} //r1=c(8,6,3,7,2,1,5,4);n=length(r1);r0=1:n;d=diff(r1);z=ifelse(d&gt;=0,1,-1);s=0;for(i in 1:(n-1)) s=s+sum(z[i:(n-1)]);2*s/(n^2-n)">
            <text:p>Le classement des concepts de pages web dans un experiment d'analyse conjointe donné par un participant pour exprimer sa préférence est 8,6,3,7,2,1,5,4. Quel est le tau de Kendal qui exprime la relation entre ce classement et classement initial de 1 à 8 de ces concepts? {#-0.3571429 :0.001} //r1=c(8,6,3,7,2,1,5,4);n=length(r1);r0=1:n;d=diff(r1);z=ifelse(d&gt;=0,1,-1);s=0;for(i in 1:(n-1)) s=s+sum(z[i:(n-1)]);2*s/(n^2-n)</text:p>
          </table:table-cell>
          <table:table-cell table:number-columns-repeated="38"/>
        </table:table-row>
        <table:table-row table:style-name="ro3">
          <table:table-cell table:style-name="ce3" office:value-type="string">
            <text:p>7,3,2,1,5,4,8,6</text:p>
          </table:table-cell>
          <table:table-cell table:style-name="ce2" table:number-columns-repeated="3"/>
          <table:table-cell table:formula="oooc:=&quot;Le classement des concepts de pages web dans un experiment d'analyse conjointe donné par un participant pour exprimer sa préférence est &quot;&amp;[.A10]&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7,3,2,1,5,4,8,6. Quel est le tau de Kendal qui exprime la relation entre ce classement et classement initial de 1 à 8 de ces concepts?">
            <text:p>Le classement des concepts de pages web dans un experiment d'analyse conjointe donné par un participant pour exprimer sa préférence est 7,3,2,1,5,4,8,6. Quel est le tau de Kendal qui exprime la relation entre ce classement et classement initial de 1 à 8 de ces concepts?</text:p>
          </table:table-cell>
          <table:table-cell table:formula="oooc:=&quot;r1=c(&quot;&amp;[.A10]&amp;&quot;);n=length(r1);r0=1:n;d=diff(r1);z=ifelse(d&gt;=0,1,-1);s=0;for(i in 1:(n-1)) s=s+sum(z[i:(n-1)]);2*s/(n^2-n)&quot;" office:value-type="string" office:string-value="r1=c(7,3,2,1,5,4,8,6);n=length(r1);r0=1:n;d=diff(r1);z=ifelse(d&gt;=0,1,-1);s=0;for(i in 1:(n-1)) s=s+sum(z[i:(n-1)]);2*s/(n^2-n)">
            <text:p>r1=c(7,3,2,1,5,4,8,6);n=length(r1);r0=1:n;d=diff(r1);z=ifelse(d&gt;=0,1,-1);s=0;for(i in 1:(n-1)) s=s+sum(z[i:(n-1)]);2*s/(n^2-n)</text:p>
          </table:table-cell>
          <table:table-cell table:style-name="ce3" office:value-type="string">
            <text:p>-0.2857143 </text:p>
          </table:table-cell>
          <table:table-cell table:formula="oooc:=[.E10]&amp;&quot; {#&quot;&amp;[.G10]&amp;&quot;:0.001} //&quot;&amp;[.F10]" office:value-type="string" office:string-value="Le classement des concepts de pages web dans un experiment d'analyse conjointe donné par un participant pour exprimer sa préférence est 7,3,2,1,5,4,8,6. Quel est le tau de Kendal qui exprime la relation entre ce classement et classement initial de 1 à 8 de ces concepts? {#-0.2857143 :0.001} //r1=c(7,3,2,1,5,4,8,6);n=length(r1);r0=1:n;d=diff(r1);z=ifelse(d&gt;=0,1,-1);s=0;for(i in 1:(n-1)) s=s+sum(z[i:(n-1)]);2*s/(n^2-n)">
            <text:p>Le classement des concepts de pages web dans un experiment d'analyse conjointe donné par un participant pour exprimer sa préférence est 7,3,2,1,5,4,8,6. Quel est le tau de Kendal qui exprime la relation entre ce classement et classement initial de 1 à 8 de ces concepts? {#-0.2857143 :0.001} //r1=c(7,3,2,1,5,4,8,6);n=length(r1);r0=1:n;d=diff(r1);z=ifelse(d&gt;=0,1,-1);s=0;for(i in 1:(n-1)) s=s+sum(z[i:(n-1)]);2*s/(n^2-n)</text:p>
          </table:table-cell>
          <table:table-cell table:number-columns-repeated="38"/>
        </table:table-row>
        <table:table-row table:style-name="ro3">
          <table:table-cell table:style-name="ce3" office:value-type="string">
            <text:p>4,6,3,8,5,7,2,1</text:p>
          </table:table-cell>
          <table:table-cell table:style-name="ce2" table:number-columns-repeated="3"/>
          <table:table-cell table:formula="oooc:=&quot;Le classement des concepts de pages web dans un experiment d'analyse conjointe donné par un participant pour exprimer sa préférence est &quot;&amp;[.A11]&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4,6,3,8,5,7,2,1. Quel est le tau de Kendal qui exprime la relation entre ce classement et classement initial de 1 à 8 de ces concepts?">
            <text:p>Le classement des concepts de pages web dans un experiment d'analyse conjointe donné par un participant pour exprimer sa préférence est 4,6,3,8,5,7,2,1. Quel est le tau de Kendal qui exprime la relation entre ce classement et classement initial de 1 à 8 de ces concepts?</text:p>
          </table:table-cell>
          <table:table-cell table:formula="oooc:=&quot;r1=c(&quot;&amp;[.A11]&amp;&quot;);n=length(r1);r0=1:n;d=diff(r1);z=ifelse(d&gt;=0,1,-1);s=0;for(i in 1:(n-1)) s=s+sum(z[i:(n-1)]);2*s/(n^2-n)&quot;" office:value-type="string" office:string-value="r1=c(4,6,3,8,5,7,2,1);n=length(r1);r0=1:n;d=diff(r1);z=ifelse(d&gt;=0,1,-1);s=0;for(i in 1:(n-1)) s=s+sum(z[i:(n-1)]);2*s/(n^2-n)">
            <text:p>r1=c(4,6,3,8,5,7,2,1);n=length(r1);r0=1:n;d=diff(r1);z=ifelse(d&gt;=0,1,-1);s=0;for(i in 1:(n-1)) s=s+sum(z[i:(n-1)]);2*s/(n^2-n)</text:p>
          </table:table-cell>
          <table:table-cell table:style-name="ce3" office:value-type="string">
            <text:p>-0.3571429 </text:p>
          </table:table-cell>
          <table:table-cell table:formula="oooc:=[.E11]&amp;&quot; {#&quot;&amp;[.G11]&amp;&quot;:0.001} //&quot;&amp;[.F11]" office:value-type="string" office:string-value="Le classement des concepts de pages web dans un experiment d'analyse conjointe donné par un participant pour exprimer sa préférence est 4,6,3,8,5,7,2,1. Quel est le tau de Kendal qui exprime la relation entre ce classement et classement initial de 1 à 8 de ces concepts? {#-0.3571429 :0.001} //r1=c(4,6,3,8,5,7,2,1);n=length(r1);r0=1:n;d=diff(r1);z=ifelse(d&gt;=0,1,-1);s=0;for(i in 1:(n-1)) s=s+sum(z[i:(n-1)]);2*s/(n^2-n)">
            <text:p>Le classement des concepts de pages web dans un experiment d'analyse conjointe donné par un participant pour exprimer sa préférence est 4,6,3,8,5,7,2,1. Quel est le tau de Kendal qui exprime la relation entre ce classement et classement initial de 1 à 8 de ces concepts? {#-0.3571429 :0.001} //r1=c(4,6,3,8,5,7,2,1);n=length(r1);r0=1:n;d=diff(r1);z=ifelse(d&gt;=0,1,-1);s=0;for(i in 1:(n-1)) s=s+sum(z[i:(n-1)]);2*s/(n^2-n)</text:p>
          </table:table-cell>
          <table:table-cell table:number-columns-repeated="38"/>
        </table:table-row>
        <table:table-row table:style-name="ro3">
          <table:table-cell table:style-name="ce3" office:value-type="string">
            <text:p>7,5,6,1,8,2,3,4</text:p>
          </table:table-cell>
          <table:table-cell table:style-name="ce2" table:number-columns-repeated="3"/>
          <table:table-cell table:formula="oooc:=&quot;Le classement des concepts de pages web dans un experiment d'analyse conjointe donné par un participant pour exprimer sa préférence est &quot;&amp;[.A12]&amp;&quot;. Quel est le tau de Kendal qui exprime la relation entre ce classement et classement initial de 1 à 8 de ces concepts?&quot;" office:value-type="string" office:string-value="Le classement des concepts de pages web dans un experiment d'analyse conjointe donné par un participant pour exprimer sa préférence est 7,5,6,1,8,2,3,4. Quel est le tau de Kendal qui exprime la relation entre ce classement et classement initial de 1 à 8 de ces concepts?">
            <text:p>Le classement des concepts de pages web dans un experiment d'analyse conjointe donné par un participant pour exprimer sa préférence est 7,5,6,1,8,2,3,4. Quel est le tau de Kendal qui exprime la relation entre ce classement et classement initial de 1 à 8 de ces concepts?</text:p>
          </table:table-cell>
          <table:table-cell table:formula="oooc:=&quot;r1=c(&quot;&amp;[.A12]&amp;&quot;);n=length(r1);r0=1:n;d=diff(r1);z=ifelse(d&gt;=0,1,-1);s=0;for(i in 1:(n-1)) s=s+sum(z[i:(n-1)]);2*s/(n^2-n)&quot;" office:value-type="string" office:string-value="r1=c(7,5,6,1,8,2,3,4);n=length(r1);r0=1:n;d=diff(r1);z=ifelse(d&gt;=0,1,-1);s=0;for(i in 1:(n-1)) s=s+sum(z[i:(n-1)]);2*s/(n^2-n)">
            <text:p>r1=c(7,5,6,1,8,2,3,4);n=length(r1);r0=1:n;d=diff(r1);z=ifelse(d&gt;=0,1,-1);s=0;for(i in 1:(n-1)) s=s+sum(z[i:(n-1)]);2*s/(n^2-n)</text:p>
          </table:table-cell>
          <table:table-cell table:style-name="ce3" office:value-type="string">
            <text:p>0.3571429</text:p>
          </table:table-cell>
          <table:table-cell table:formula="oooc:=[.E12]&amp;&quot; {#&quot;&amp;[.G12]&amp;&quot;:0.001} //&quot;&amp;[.F12]" office:value-type="string" office:string-value="Le classement des concepts de pages web dans un experiment d'analyse conjointe donné par un participant pour exprimer sa préférence est 7,5,6,1,8,2,3,4. Quel est le tau de Kendal qui exprime la relation entre ce classement et classement initial de 1 à 8 de ces concepts? {#0.3571429:0.001} //r1=c(7,5,6,1,8,2,3,4);n=length(r1);r0=1:n;d=diff(r1);z=ifelse(d&gt;=0,1,-1);s=0;for(i in 1:(n-1)) s=s+sum(z[i:(n-1)]);2*s/(n^2-n)">
            <text:p>Le classement des concepts de pages web dans un experiment d'analyse conjointe donné par un participant pour exprimer sa préférence est 7,5,6,1,8,2,3,4. Quel est le tau de Kendal qui exprime la relation entre ce classement et classement initial de 1 à 8 de ces concepts? {#0.3571429:0.001} //r1=c(7,5,6,1,8,2,3,4);n=length(r1);r0=1:n;d=diff(r1);z=ifelse(d&gt;=0,1,-1);s=0;for(i in 1:(n-1)) s=s+sum(z[i:(n-1)]);2*s/(n^2-n)</text:p>
          </table:table-cell>
          <table:table-cell table:number-columns-repeated="38"/>
        </table:table-row>
        <table:table-row table:style-name="ro3">
          <table:table-cell table:style-name="ce3" office:value-type="string">
            <text:p>8,1,4,6,3,5,7,2</text:p>
          </table:table-cell>
          <table:table-cell table:number-columns-repeated="45"/>
        </table:table-row>
        <table:table-row table:style-name="ro3">
          <table:table-cell table:style-name="ce3" office:value-type="string">
            <text:p>2,8,3,7,6,4,5,1</text:p>
          </table:table-cell>
          <table:table-cell table:number-columns-repeated="45"/>
        </table:table-row>
        <table:table-row table:style-name="ro2">
          <table:table-cell table:style-name="ce2" table:formula="oooc:=INT(100*RAND())/100" office:value-type="float" office:value="0.41">
            <text:p>0,41</text:p>
          </table:table-cell>
          <table:table-cell table:style-name="ce2" table:formula="oooc:=[.A15]+INT(100*RAND())/1000" office:value-type="float" office:value="0.413">
            <text:p>0,41</text:p>
          </table:table-cell>
          <table:table-cell table:style-name="ce2" table:formula="oooc:=INT((0.5+3*ALEA())*A15)" office:value-type="float" office:value="0">
            <text:p>#NOM ?</text:p>
          </table:table-cell>
          <table:table-cell table:style-name="ce2" table:formula="oooc:=INT((0.5+3*ALEA())*B15)" office:value-type="float" office:value="0">
            <text:p>#NOM ?</text:p>
          </table:table-cell>
          <table:table-cell/>
          <table:table-cell table:formula="oooc:=[.F18]-[.F17]-[.F16]" office:value-type="float" office:value="14">
            <text:p>14</text:p>
          </table:table-cell>
          <table:table-cell table:formula="oooc:=[.H15]-[.F15]" office:value-type="float" office:value="29">
            <text:p>29</text:p>
          </table:table-cell>
          <table:table-cell office:value-type="float" office:value="43">
            <text:p>43</text:p>
          </table:table-cell>
          <table:table-cell table:number-columns-repeated="38"/>
        </table:table-row>
        <table:table-row table:style-name="ro2">
          <table:table-cell table:style-name="ce2" table:formula="oooc:=INT(100*RAND())/100" office:value-type="float" office:value="0.92">
            <text:p>0,92</text:p>
          </table:table-cell>
          <table:table-cell table:style-name="ce2" table:formula="oooc:=[.A16]+INT(100*RAND())/1000" office:value-type="float" office:value="0.942">
            <text:p>0,94</text:p>
          </table:table-cell>
          <table:table-cell table:style-name="ce2" table:formula="oooc:=INT((0.5+3*ALEA())*A16)" office:value-type="float" office:value="0">
            <text:p>#NOM ?</text:p>
          </table:table-cell>
          <table:table-cell table:style-name="ce2" table:formula="oooc:=INT((0.5+3*ALEA())*B16)" office:value-type="float" office:value="0">
            <text:p>#NOM ?</text:p>
          </table:table-cell>
          <table:table-cell/>
          <table:table-cell table:formula="oooc:=5+INT((35-10)*RAND())" office:value-type="float" office:value="29">
            <text:p>29</text:p>
          </table:table-cell>
          <table:table-cell table:formula="oooc:=[.H16]-[.F16]" office:value-type="float" office:value="10">
            <text:p>10</text:p>
          </table:table-cell>
          <table:table-cell office:value-type="float" office:value="39">
            <text:p>39</text:p>
          </table:table-cell>
          <table:table-cell table:number-columns-repeated="38"/>
        </table:table-row>
        <table:table-row table:style-name="ro2">
          <table:table-cell table:style-name="ce2" table:formula="oooc:=INT(100*RAND())/100" office:value-type="float" office:value="0.56">
            <text:p>0,56</text:p>
          </table:table-cell>
          <table:table-cell table:style-name="ce2" table:formula="oooc:=[.A17]+INT(100*RAND())/1000" office:value-type="float" office:value="0.648">
            <text:p>0,65</text:p>
          </table:table-cell>
          <table:table-cell table:style-name="ce2" table:formula="oooc:=INT((0.5+3*ALEA())*A17)" office:value-type="float" office:value="0">
            <text:p>#NOM ?</text:p>
          </table:table-cell>
          <table:table-cell table:style-name="ce2" table:formula="oooc:=INT((0.5+3*ALEA())*B17)" office:value-type="float" office:value="0">
            <text:p>#NOM ?</text:p>
          </table:table-cell>
          <table:table-cell/>
          <table:table-cell table:formula="oooc:=5+INT(MIN(65-[.F16]-5;36-10;124-35-10-10)*RAND())" office:value-type="float" office:value="22">
            <text:p>22</text:p>
          </table:table-cell>
          <table:table-cell table:formula="oooc:=[.H17]-[.F17]" office:value-type="float" office:value="20">
            <text:p>20</text:p>
          </table:table-cell>
          <table:table-cell office:value-type="float" office:value="42">
            <text:p>42</text:p>
          </table:table-cell>
          <table:table-cell table:number-columns-repeated="38"/>
        </table:table-row>
        <table:table-row table:style-name="ro2">
          <table:table-cell table:style-name="ce2" table:formula="oooc:=INT(100*RAND())/100" office:value-type="float" office:value="0.63">
            <text:p>0,63</text:p>
          </table:table-cell>
          <table:table-cell table:style-name="ce2" table:formula="oooc:=[.A18]+INT(100*RAND())/1000" office:value-type="float" office:value="0.716">
            <text:p>0,72</text:p>
          </table:table-cell>
          <table:table-cell table:style-name="ce2" table:formula="oooc:=INT((0.5+3*ALEA())*A18)" office:value-type="float" office:value="0">
            <text:p>#NOM ?</text:p>
          </table:table-cell>
          <table:table-cell table:style-name="ce2" table:formula="oooc:=INT((0.5+3*ALEA())*B18)" office:value-type="float" office:value="0">
            <text:p>#NOM ?</text:p>
          </table:table-cell>
          <table:table-cell/>
          <table:table-cell office:value-type="float" office:value="65">
            <text:p>65</text:p>
          </table:table-cell>
          <table:table-cell office:value-type="float" office:value="59">
            <text:p>59</text:p>
          </table:table-cell>
          <table:table-cell table:number-columns-repeated="39"/>
        </table:table-row>
        <table:table-row table:style-name="ro2">
          <table:table-cell table:style-name="ce2" table:formula="oooc:=INT(100*RAND())/100" office:value-type="float" office:value="0.81">
            <text:p>0,81</text:p>
          </table:table-cell>
          <table:table-cell table:style-name="ce2" table:formula="oooc:=[.A19]+INT(100*RAND())/1000" office:value-type="float" office:value="0.877">
            <text:p>0,88</text:p>
          </table:table-cell>
          <table:table-cell table:style-name="ce2" table:formula="oooc:=INT((0.5+3*ALEA())*A19)" office:value-type="float" office:value="0">
            <text:p>#NOM ?</text:p>
          </table:table-cell>
          <table:table-cell table:style-name="ce2" table:formula="oooc:=INT((0.5+3*ALEA())*B19)" office:value-type="float" office:value="0">
            <text:p>#NOM ?</text:p>
          </table:table-cell>
          <table:table-cell table:number-columns-repeated="42"/>
        </table:table-row>
        <table:table-row table:style-name="ro2">
          <table:table-cell table:style-name="ce2" table:formula="oooc:=INT(100*RAND())/100" office:value-type="float" office:value="0.9">
            <text:p>0,9</text:p>
          </table:table-cell>
          <table:table-cell table:style-name="ce2" table:formula="oooc:=[.A20]+INT(100*RAND())/1000" office:value-type="float" office:value="0.973">
            <text:p>0,97</text:p>
          </table:table-cell>
          <table:table-cell table:style-name="ce2" table:formula="oooc:=INT((0.5+3*ALEA())*A20)" office:value-type="float" office:value="0">
            <text:p>#NOM ?</text:p>
          </table:table-cell>
          <table:table-cell table:style-name="ce2" table:formula="oooc:=INT((0.5+3*ALEA())*B20)" office:value-type="float" office:value="0">
            <text:p>#NOM ?</text:p>
          </table:table-cell>
          <table:table-cell table:number-columns-repeated="42"/>
        </table:table-row>
        <table:table-row table:style-name="ro2">
          <table:table-cell table:style-name="ce2" table:formula="oooc:=INT(100*RAND())/100" office:value-type="float" office:value="0.1">
            <text:p>0,1</text:p>
          </table:table-cell>
          <table:table-cell table:style-name="ce2" table:formula="oooc:=[.A21]+INT(100*RAND())/1000" office:value-type="float" office:value="0.185">
            <text:p>0,19</text:p>
          </table:table-cell>
          <table:table-cell table:style-name="ce2" table:formula="oooc:=INT((0.5+3*ALEA())*A21)" office:value-type="float" office:value="0">
            <text:p>#NOM ?</text:p>
          </table:table-cell>
          <table:table-cell table:style-name="ce2" table:formula="oooc:=INT((0.5+3*ALEA())*B21)" office:value-type="float" office:value="0">
            <text:p>#NOM ?</text:p>
          </table:table-cell>
          <table:table-cell/>
          <table:table-cell office:value-type="float" office:value="36">
            <text:p>36</text:p>
          </table:table-cell>
          <table:table-cell office:value-type="float" office:value="19">
            <text:p>19</text:p>
          </table:table-cell>
          <table:table-cell/>
          <table:table-cell office:value-type="float" office:value="34">
            <text:p>34</text:p>
          </table:table-cell>
          <table:table-cell office:value-type="float" office:value="19">
            <text:p>19</text:p>
          </table:table-cell>
          <table:table-cell table:number-columns-repeated="36"/>
        </table:table-row>
        <table:table-row table:style-name="ro2">
          <table:table-cell table:style-name="ce2" table:formula="oooc:=INT(100*RAND())/100" office:value-type="float" office:value="0.34">
            <text:p>0,34</text:p>
          </table:table-cell>
          <table:table-cell table:style-name="ce2" table:formula="oooc:=[.A22]+INT(100*RAND())/1000" office:value-type="float" office:value="0.373">
            <text:p>0,37</text:p>
          </table:table-cell>
          <table:table-cell table:style-name="ce2" table:formula="oooc:=INT((0.5+3*ALEA())*A22)" office:value-type="float" office:value="0">
            <text:p>#NOM ?</text:p>
          </table:table-cell>
          <table:table-cell table:style-name="ce2" table:formula="oooc:=INT((0.5+3*ALEA())*B22)" office:value-type="float" office:value="0">
            <text:p>#NOM ?</text:p>
          </table:table-cell>
          <table:table-cell/>
          <table:table-cell office:value-type="float" office:value="31">
            <text:p>31</text:p>
          </table:table-cell>
          <table:table-cell office:value-type="float" office:value="8">
            <text:p>8</text:p>
          </table:table-cell>
          <table:table-cell/>
          <table:table-cell office:value-type="float" office:value="33">
            <text:p>33</text:p>
          </table:table-cell>
          <table:table-cell office:value-type="float" office:value="15">
            <text:p>15</text:p>
          </table:table-cell>
          <table:table-cell table:number-columns-repeated="36"/>
        </table:table-row>
        <table:table-row table:style-name="ro2">
          <table:table-cell table:style-name="ce2" table:formula="oooc:=INT(100*RAND())/100" office:value-type="float" office:value="0.99">
            <text:p>0,99</text:p>
          </table:table-cell>
          <table:table-cell table:style-name="ce2" table:formula="oooc:=[.A23]+INT(100*RAND())/1000" office:value-type="float" office:value="1.015">
            <text:p>1,02</text:p>
          </table:table-cell>
          <table:table-cell table:style-name="ce2" table:formula="oooc:=INT((0.5+3*ALEA())*A23)" office:value-type="float" office:value="0">
            <text:p>#NOM ?</text:p>
          </table:table-cell>
          <table:table-cell table:style-name="ce2" table:formula="oooc:=INT((0.5+3*ALEA())*B23)" office:value-type="float" office:value="0">
            <text:p>#NOM ?</text:p>
          </table:table-cell>
          <table:table-cell/>
          <table:table-cell office:value-type="float" office:value="27">
            <text:p>27</text:p>
          </table:table-cell>
          <table:table-cell office:value-type="float" office:value="24">
            <text:p>24</text:p>
          </table:table-cell>
          <table:table-cell/>
          <table:table-cell office:value-type="float" office:value="18">
            <text:p>18</text:p>
          </table:table-cell>
          <table:table-cell office:value-type="float" office:value="19">
            <text:p>19</text:p>
          </table:table-cell>
          <table:table-cell table:number-columns-repeated="36"/>
        </table:table-row>
        <table:table-row table:style-name="ro2">
          <table:table-cell table:style-name="ce2" table:formula="oooc:=INT(100*RAND())/100" office:value-type="float" office:value="0.17">
            <text:p>0,17</text:p>
          </table:table-cell>
          <table:table-cell table:style-name="ce2" table:formula="oooc:=[.A24]+INT(100*RAND())/1000" office:value-type="float" office:value="0.239">
            <text:p>0,24</text:p>
          </table:table-cell>
          <table:table-cell table:style-name="ce2" table:formula="oooc:=INT((0.5+3*ALEA())*A24)" office:value-type="float" office:value="0">
            <text:p>#NOM ?</text:p>
          </table:table-cell>
          <table:table-cell table:style-name="ce2" table:formula="oooc:=INT((0.5+3*ALEA())*B24)" office:value-type="float" office:value="0">
            <text:p>#NOM ?</text:p>
          </table:table-cell>
          <table:table-cell/>
          <table:table-cell office:value-type="float" office:value="10">
            <text:p>10</text:p>
          </table:table-cell>
          <table:table-cell office:value-type="float" office:value="29">
            <text:p>29</text:p>
          </table:table-cell>
          <table:table-cell/>
          <table:table-cell office:value-type="float" office:value="21">
            <text:p>21</text:p>
          </table:table-cell>
          <table:table-cell office:value-type="float" office:value="28">
            <text:p>28</text:p>
          </table:table-cell>
          <table:table-cell table:number-columns-repeated="36"/>
        </table:table-row>
        <table:table-row table:style-name="ro1">
          <table:table-cell table:style-name="ce2"/>
          <table:table-cell table:number-columns-repeated="4"/>
          <table:table-cell office:value-type="float" office:value="24">
            <text:p>24</text:p>
          </table:table-cell>
          <table:table-cell office:value-type="float" office:value="16">
            <text:p>16</text:p>
          </table:table-cell>
          <table:table-cell/>
          <table:table-cell office:value-type="float" office:value="27">
            <text:p>27</text:p>
          </table:table-cell>
          <table:table-cell office:value-type="float" office:value="19">
            <text:p>19</text:p>
          </table:table-cell>
          <table:table-cell table:number-columns-repeated="36"/>
        </table:table-row>
        <table:table-row table:style-name="ro1">
          <table:table-cell table:style-name="ce2"/>
          <table:table-cell table:number-columns-repeated="4"/>
          <table:table-cell office:value-type="float" office:value="33">
            <text:p>33</text:p>
          </table:table-cell>
          <table:table-cell office:value-type="float" office:value="11">
            <text:p>11</text:p>
          </table:table-cell>
          <table:table-cell/>
          <table:table-cell office:value-type="float" office:value="22">
            <text:p>22</text:p>
          </table:table-cell>
          <table:table-cell office:value-type="float" office:value="16">
            <text:p>16</text:p>
          </table:table-cell>
          <table:table-cell table:number-columns-repeated="36"/>
        </table:table-row>
        <table:table-row table:style-name="ro1">
          <table:table-cell table:style-name="ce2"/>
          <table:table-cell table:number-columns-repeated="4"/>
          <table:table-cell office:value-type="float" office:value="34">
            <text:p>34</text:p>
          </table:table-cell>
          <table:table-cell office:value-type="float" office:value="17">
            <text:p>17</text:p>
          </table:table-cell>
          <table:table-cell/>
          <table:table-cell office:value-type="float" office:value="22">
            <text:p>22</text:p>
          </table:table-cell>
          <table:table-cell office:value-type="float" office:value="29">
            <text:p>29</text:p>
          </table:table-cell>
          <table:table-cell table:number-columns-repeated="36"/>
        </table:table-row>
        <table:table-row table:style-name="ro1">
          <table:table-cell table:style-name="ce2"/>
          <table:table-cell table:number-columns-repeated="4"/>
          <table:table-cell office:value-type="float" office:value="20">
            <text:p>20</text:p>
          </table:table-cell>
          <table:table-cell office:value-type="float" office:value="22">
            <text:p>22</text:p>
          </table:table-cell>
          <table:table-cell/>
          <table:table-cell office:value-type="float" office:value="19">
            <text:p>19</text:p>
          </table:table-cell>
          <table:table-cell office:value-type="float" office:value="17">
            <text:p>17</text:p>
          </table:table-cell>
          <table:table-cell table:number-columns-repeated="36"/>
        </table:table-row>
        <table:table-row table:style-name="ro1">
          <table:table-cell table:style-name="ce2"/>
          <table:table-cell table:number-columns-repeated="4"/>
          <table:table-cell office:value-type="float" office:value="14">
            <text:p>14</text:p>
          </table:table-cell>
          <table:table-cell office:value-type="float" office:value="21">
            <text:p>21</text:p>
          </table:table-cell>
          <table:table-cell/>
          <table:table-cell office:value-type="float" office:value="30">
            <text:p>30</text:p>
          </table:table-cell>
          <table:table-cell office:value-type="float" office:value="6">
            <text:p>6</text:p>
          </table:table-cell>
          <table:table-cell table:number-columns-repeated="36"/>
        </table:table-row>
        <table:table-row table:style-name="ro1">
          <table:table-cell table:style-name="ce2"/>
          <table:table-cell table:number-columns-repeated="4"/>
          <table:table-cell office:value-type="float" office:value="17">
            <text:p>17</text:p>
          </table:table-cell>
          <table:table-cell office:value-type="float" office:value="29">
            <text:p>29</text:p>
          </table:table-cell>
          <table:table-cell table:style-name="ce4"/>
          <table:table-cell office:value-type="float" office:value="33">
            <text:p>33</text:p>
          </table:table-cell>
          <table:table-cell office:value-type="float" office:value="18">
            <text:p>18</text:p>
          </table:table-cell>
          <table:table-cell table:number-columns-repeated="36"/>
        </table:table-row>
        <table:table-row table:style-name="ro1" table:number-rows-repeated="13">
          <table:table-cell table:style-name="ce2"/>
          <table:table-cell table:number-columns-repeated="45"/>
        </table:table-row>
        <table:table-row table:style-name="ro1" table:number-rows-repeated="7">
          <table:table-cell table:number-columns-repeated="46"/>
        </table:table-row>
        <table:table-row table:style-name="ro1">
          <table:table-cell table:style-name="ce4"/>
          <table:table-cell table:number-columns-repeated="6"/>
          <table:table-cell table:style-name="ce4"/>
          <table:table-cell table:number-columns-repeated="38"/>
        </table:table-row>
        <table:table-row table:style-name="ro1" table:number-rows-repeated="27">
          <table:table-cell table:number-columns-repeated="46"/>
        </table:table-row>
        <table:table-row table:style-name="ro1">
          <table:table-cell table:number-columns-repeated="46"/>
        </table:table-row>
      </table:table>
      <table:table table:name="Feuille3" table:style-name="ta1" table:print="false">
        <table:table-column table:style-name="co1" table:default-cell-style-name="ce8"/>
        <table:table-column table:style-name="co1" table:default-cell-style-name="ce11"/>
        <table:table-column table:style-name="co1" table:default-cell-style-name="ce3"/>
        <table:table-column table:style-name="co1" table:number-columns-repeated="2" table:default-cell-style-name="Default"/>
        <table:table-column table:style-name="co1" table:default-cell-style-name="ce12"/>
        <table:table-column table:style-name="co1" table:default-cell-style-name="Default"/>
        <table:table-column table:style-name="co1" table:default-cell-style-name="ce5"/>
        <table:table-column table:style-name="co1" table:number-columns-repeated="41" table:default-cell-style-name="Default"/>
        <table:table-row table:style-name="ro3">
          <table:table-cell table:style-name="ce7" office:value-type="string">
            <text:p>V2</text:p>
          </table:table-cell>
          <table:table-cell table:style-name="ce10" office:value-type="string">
            <text:p>Pourcentage des produits achetés par catalogue'</text:p>
          </table:table-cell>
          <table:table-cell office:value-type="string">
            <text:p>63.17742</text:p>
          </table:table-cell>
          <table:table-cell table:style-name="ce5" table:number-columns-repeated="2"/>
          <table:table-cell table:formula="oooc:=&quot;Calculez la valeur du CHI2 de la variable &quot;&amp;[.A1]&amp;&quot; {#&quot;&amp;[.C1]&amp;&quot;:0.001}&quot;" office:value-type="string" office:string-value="Calculez la valeur du CHI2 de la variable V2 {#63.17742:0.001}">
            <text:p>Calculez la valeur du CHI2 de la variable V2 {#63.17742:0.001}</text:p>
          </table:table-cell>
          <table:table-cell table:formula="oooc:=&quot;x=&quot;&amp;[.A1]&amp;&quot;[which(&quot;&amp;[.A1]&amp;&quot;!=0)];chisq.test(table(x), correct=FALSE)[1]&quot;" office:value-type="string" office:string-value="x=V2[which(V2!=0)];chisq.test(table(x), correct=FALSE)[1]">
            <text:p>x=V2[which(V2!=0)];chisq.test(table(x), correct=FALSE)[1]</text:p>
          </table:table-cell>
          <table:table-cell table:formula="oooc:=[.F1]&amp;&quot; //&quot;&amp;[.G1]" office:value-type="string" office:string-value="Calculez la valeur du CHI2 de la variable V2 {#63.17742:0.001} //x=V2[which(V2!=0)];chisq.test(table(x), correct=FALSE)[1]">
            <text:p>Calculez la valeur du CHI2 de la variable V2 {#63.17742:0.001} //x=V2[which(V2!=0)];chisq.test(table(x), correct=FALSE)[1]</text:p>
          </table:table-cell>
          <table:table-cell table:style-name="ce5" table:number-columns-repeated="40"/>
          <table:table-cell table:style-name="ce6"/>
        </table:table-row>
        <table:table-row table:style-name="ro3">
          <table:table-cell office:value-type="string">
            <text:p>V3</text:p>
          </table:table-cell>
          <table:table-cell office:value-type="string">
            <text:p>"Disponibilité d'acheter par le catalogue CAMIP"</text:p>
          </table:table-cell>
          <table:table-cell office:value-type="string">
            <text:p>2.919355 </text:p>
          </table:table-cell>
          <table:table-cell table:style-name="ce9" table:number-columns-repeated="2"/>
          <table:table-cell table:formula="oooc:=&quot;Calculez la valeur du CHI2 de la variable &quot;&amp;[.A2]&amp;&quot; {#&quot;&amp;[.C2]&amp;&quot;:0.001}&quot;" office:value-type="string" office:string-value="Calculez la valeur du CHI2 de la variable V3 {#2.919355 :0.001}">
            <text:p>Calculez la valeur du CHI2 de la variable V3 {#2.919355 :0.001}</text:p>
          </table:table-cell>
          <table:table-cell table:formula="oooc:=&quot;x=&quot;&amp;[.A2]&amp;&quot;[which(&quot;&amp;[.A2]&amp;&quot;!=0)];chisq.test(table(x), correct=FALSE)[1]&quot;" office:value-type="string" office:string-value="x=V3[which(V3!=0)];chisq.test(table(x), correct=FALSE)[1]">
            <text:p>x=V3[which(V3!=0)];chisq.test(table(x), correct=FALSE)[1]</text:p>
          </table:table-cell>
          <table:table-cell table:formula="oooc:=[.F2]&amp;&quot; //&quot;&amp;[.G2]" office:value-type="string" office:string-value="Calculez la valeur du CHI2 de la variable V3 {#2.919355 :0.001} //x=V3[which(V3!=0)];chisq.test(table(x), correct=FALSE)[1]">
            <text:p>Calculez la valeur du CHI2 de la variable V3 {#2.919355 :0.001} //x=V3[which(V3!=0)];chisq.test(table(x), correct=FALSE)[1]</text:p>
          </table:table-cell>
          <table:table-cell table:number-columns-repeated="41"/>
        </table:table-row>
        <table:table-row table:style-name="ro3">
          <table:table-cell office:value-type="string">
            <text:p>V4</text:p>
          </table:table-cell>
          <table:table-cell office:value-type="string">
            <text:p>Déjà commande du catalogue CAMIP'</text:p>
          </table:table-cell>
          <table:table-cell office:value-type="string">
            <text:p>0.2096774 </text:p>
          </table:table-cell>
          <table:table-cell table:style-name="ce9" table:number-columns-repeated="2"/>
          <table:table-cell table:formula="oooc:=&quot;Calculez la valeur du CHI2 de la variable &quot;&amp;[.A3]&amp;&quot; {#&quot;&amp;[.C3]&amp;&quot;:0.001}&quot;" office:value-type="string" office:string-value="Calculez la valeur du CHI2 de la variable V4 {#0.2096774 :0.001}">
            <text:p>Calculez la valeur du CHI2 de la variable V4 {#0.2096774 :0.001}</text:p>
          </table:table-cell>
          <table:table-cell table:formula="oooc:=&quot;x=&quot;&amp;[.A3]&amp;&quot;[which(&quot;&amp;[.A3]&amp;&quot;!=0)];chisq.test(table(x), correct=FALSE)[1]&quot;" office:value-type="string" office:string-value="x=V4[which(V4!=0)];chisq.test(table(x), correct=FALSE)[1]">
            <text:p>x=V4[which(V4!=0)];chisq.test(table(x), correct=FALSE)[1]</text:p>
          </table:table-cell>
          <table:table-cell table:formula="oooc:=[.F3]&amp;&quot; //&quot;&amp;[.G3]" office:value-type="string" office:string-value="Calculez la valeur du CHI2 de la variable V4 {#0.2096774 :0.001} //x=V4[which(V4!=0)];chisq.test(table(x), correct=FALSE)[1]">
            <text:p>Calculez la valeur du CHI2 de la variable V4 {#0.2096774 :0.001} //x=V4[which(V4!=0)];chisq.test(table(x), correct=FALSE)[1]</text:p>
          </table:table-cell>
          <table:table-cell table:number-columns-repeated="41"/>
        </table:table-row>
        <table:table-row table:style-name="ro3">
          <table:table-cell office:value-type="string">
            <text:p>V5</text:p>
          </table:table-cell>
          <table:table-cell office:value-type="string">
            <text:p>"Confiance dans l'achat d'ordinateurs par catalogue"</text:p>
          </table:table-cell>
          <table:table-cell office:value-type="string">
            <text:p>19.14516 </text:p>
          </table:table-cell>
          <table:table-cell table:style-name="ce9" table:number-columns-repeated="2"/>
          <table:table-cell table:formula="oooc:=&quot;Calculez la valeur du CHI2 de la variable &quot;&amp;[.A4]&amp;&quot; {#&quot;&amp;[.C4]&amp;&quot;:0.001}&quot;" office:value-type="string" office:string-value="Calculez la valeur du CHI2 de la variable V5 {#19.14516 :0.001}">
            <text:p>Calculez la valeur du CHI2 de la variable V5 {#19.14516 :0.001}</text:p>
          </table:table-cell>
          <table:table-cell table:formula="oooc:=&quot;x=&quot;&amp;[.A4]&amp;&quot;[which(&quot;&amp;[.A4]&amp;&quot;!=0)];chisq.test(table(x), correct=FALSE)[1]&quot;" office:value-type="string" office:string-value="x=V5[which(V5!=0)];chisq.test(table(x), correct=FALSE)[1]">
            <text:p>x=V5[which(V5!=0)];chisq.test(table(x), correct=FALSE)[1]</text:p>
          </table:table-cell>
          <table:table-cell table:formula="oooc:=[.F4]&amp;&quot; //&quot;&amp;[.G4]" office:value-type="string" office:string-value="Calculez la valeur du CHI2 de la variable V5 {#19.14516 :0.001} //x=V5[which(V5!=0)];chisq.test(table(x), correct=FALSE)[1]">
            <text:p>Calculez la valeur du CHI2 de la variable V5 {#19.14516 :0.001} //x=V5[which(V5!=0)];chisq.test(table(x), correct=FALSE)[1]</text:p>
          </table:table-cell>
          <table:table-cell table:number-columns-repeated="41"/>
        </table:table-row>
        <table:table-row table:style-name="ro3">
          <table:table-cell office:value-type="string">
            <text:p>V6</text:p>
          </table:table-cell>
          <table:table-cell office:value-type="string">
            <text:p>"Confiance dans l'achat d'imprimantes de sport par catalogue"</text:p>
          </table:table-cell>
          <table:table-cell office:value-type="string">
            <text:p>6.080645 </text:p>
          </table:table-cell>
          <table:table-cell table:style-name="ce9" table:number-columns-repeated="2"/>
          <table:table-cell table:formula="oooc:=&quot;Calculez la valeur du CHI2 de la variable &quot;&amp;[.A5]&amp;&quot; {#&quot;&amp;[.C5]&amp;&quot;:0.001}&quot;" office:value-type="string" office:string-value="Calculez la valeur du CHI2 de la variable V6 {#6.080645 :0.001}">
            <text:p>Calculez la valeur du CHI2 de la variable V6 {#6.080645 :0.001}</text:p>
          </table:table-cell>
          <table:table-cell table:formula="oooc:=&quot;x=&quot;&amp;[.A5]&amp;&quot;[which(&quot;&amp;[.A5]&amp;&quot;!=0)];chisq.test(table(x), correct=FALSE)[1]&quot;" office:value-type="string" office:string-value="x=V6[which(V6!=0)];chisq.test(table(x), correct=FALSE)[1]">
            <text:p>x=V6[which(V6!=0)];chisq.test(table(x), correct=FALSE)[1]</text:p>
          </table:table-cell>
          <table:table-cell table:formula="oooc:=[.F5]&amp;&quot; //&quot;&amp;[.G5]" office:value-type="string" office:string-value="Calculez la valeur du CHI2 de la variable V6 {#6.080645 :0.001} //x=V6[which(V6!=0)];chisq.test(table(x), correct=FALSE)[1]">
            <text:p>Calculez la valeur du CHI2 de la variable V6 {#6.080645 :0.001} //x=V6[which(V6!=0)];chisq.test(table(x), correct=FALSE)[1]</text:p>
          </table:table-cell>
          <table:table-cell table:number-columns-repeated="41"/>
        </table:table-row>
        <table:table-row table:style-name="ro3">
          <table:table-cell office:value-type="string">
            <text:p>V7</text:p>
          </table:table-cell>
          <table:table-cell office:value-type="string">
            <text:p>"Confiance dans l'achat de scanners par catalogue"</text:p>
          </table:table-cell>
          <table:table-cell office:value-type="string">
            <text:p>3.016129 </text:p>
          </table:table-cell>
          <table:table-cell table:style-name="ce9" table:number-columns-repeated="2"/>
          <table:table-cell table:formula="oooc:=&quot;Calculez la valeur du CHI2 de la variable &quot;&amp;[.A6]&amp;&quot; {#&quot;&amp;[.C6]&amp;&quot;:0.001}&quot;" office:value-type="string" office:string-value="Calculez la valeur du CHI2 de la variable V7 {#3.016129 :0.001}">
            <text:p>Calculez la valeur du CHI2 de la variable V7 {#3.016129 :0.001}</text:p>
          </table:table-cell>
          <table:table-cell table:formula="oooc:=&quot;x=&quot;&amp;[.A6]&amp;&quot;[which(&quot;&amp;[.A6]&amp;&quot;!=0)];chisq.test(table(x), correct=FALSE)[1]&quot;" office:value-type="string" office:string-value="x=V7[which(V7!=0)];chisq.test(table(x), correct=FALSE)[1]">
            <text:p>x=V7[which(V7!=0)];chisq.test(table(x), correct=FALSE)[1]</text:p>
          </table:table-cell>
          <table:table-cell table:formula="oooc:=[.F6]&amp;&quot; //&quot;&amp;[.G6]" office:value-type="string" office:string-value="Calculez la valeur du CHI2 de la variable V7 {#3.016129 :0.001} //x=V7[which(V7!=0)];chisq.test(table(x), correct=FALSE)[1]">
            <text:p>Calculez la valeur du CHI2 de la variable V7 {#3.016129 :0.001} //x=V7[which(V7!=0)];chisq.test(table(x), correct=FALSE)[1]</text:p>
          </table:table-cell>
          <table:table-cell table:number-columns-repeated="41"/>
        </table:table-row>
        <table:table-row table:style-name="ro3">
          <table:table-cell office:value-type="string">
            <text:p>V8</text:p>
          </table:table-cell>
          <table:table-cell office:value-type="string">
            <text:p>"Confiance dans l'achat de disquettes par catalogue"</text:p>
          </table:table-cell>
          <table:table-cell office:value-type="string">
            <text:p>15.27419 </text:p>
          </table:table-cell>
          <table:table-cell table:style-name="ce9" table:number-columns-repeated="2"/>
          <table:table-cell table:formula="oooc:=&quot;Calculez la valeur du CHI2 de la variable &quot;&amp;[.A7]&amp;&quot; {#&quot;&amp;[.C7]&amp;&quot;:0.001}&quot;" office:value-type="string" office:string-value="Calculez la valeur du CHI2 de la variable V8 {#15.27419 :0.001}">
            <text:p>Calculez la valeur du CHI2 de la variable V8 {#15.27419 :0.001}</text:p>
          </table:table-cell>
          <table:table-cell table:formula="oooc:=&quot;x=&quot;&amp;[.A7]&amp;&quot;[which(&quot;&amp;[.A7]&amp;&quot;!=0)];chisq.test(table(x), correct=FALSE)[1]&quot;" office:value-type="string" office:string-value="x=V8[which(V8!=0)];chisq.test(table(x), correct=FALSE)[1]">
            <text:p>x=V8[which(V8!=0)];chisq.test(table(x), correct=FALSE)[1]</text:p>
          </table:table-cell>
          <table:table-cell table:formula="oooc:=[.F7]&amp;&quot; //&quot;&amp;[.G7]" office:value-type="string" office:string-value="Calculez la valeur du CHI2 de la variable V8 {#15.27419 :0.001} //x=V8[which(V8!=0)];chisq.test(table(x), correct=FALSE)[1]">
            <text:p>Calculez la valeur du CHI2 de la variable V8 {#15.27419 :0.001} //x=V8[which(V8!=0)];chisq.test(table(x), correct=FALSE)[1]</text:p>
          </table:table-cell>
          <table:table-cell table:number-columns-repeated="41"/>
        </table:table-row>
        <table:table-row table:style-name="ro3">
          <table:table-cell office:value-type="string">
            <text:p>V9</text:p>
          </table:table-cell>
          <table:table-cell office:value-type="string">
            <text:p>"Confiance dans l'achat de logiciels par catalogue"</text:p>
          </table:table-cell>
          <table:table-cell office:value-type="string">
            <text:p>7.532258 </text:p>
          </table:table-cell>
          <table:table-cell table:style-name="ce9" table:number-columns-repeated="2"/>
          <table:table-cell table:formula="oooc:=&quot;Calculez la valeur du CHI2 de la variable &quot;&amp;[.A8]&amp;&quot; {#&quot;&amp;[.C8]&amp;&quot;:0.001}&quot;" office:value-type="string" office:string-value="Calculez la valeur du CHI2 de la variable V9 {#7.532258 :0.001}">
            <text:p>Calculez la valeur du CHI2 de la variable V9 {#7.532258 :0.001}</text:p>
          </table:table-cell>
          <table:table-cell table:formula="oooc:=&quot;x=&quot;&amp;[.A8]&amp;&quot;[which(&quot;&amp;[.A8]&amp;&quot;!=0)];chisq.test(table(x), correct=FALSE)[1]&quot;" office:value-type="string" office:string-value="x=V9[which(V9!=0)];chisq.test(table(x), correct=FALSE)[1]">
            <text:p>x=V9[which(V9!=0)];chisq.test(table(x), correct=FALSE)[1]</text:p>
          </table:table-cell>
          <table:table-cell table:formula="oooc:=[.F8]&amp;&quot; //&quot;&amp;[.G8]" office:value-type="string" office:string-value="Calculez la valeur du CHI2 de la variable V9 {#7.532258 :0.001} //x=V9[which(V9!=0)];chisq.test(table(x), correct=FALSE)[1]">
            <text:p>Calculez la valeur du CHI2 de la variable V9 {#7.532258 :0.001} //x=V9[which(V9!=0)];chisq.test(table(x), correct=FALSE)[1]</text:p>
          </table:table-cell>
          <table:table-cell table:number-columns-repeated="41"/>
        </table:table-row>
        <table:table-row table:style-name="ro3">
          <table:table-cell office:value-type="string">
            <text:p>V10</text:p>
          </table:table-cell>
          <table:table-cell office:value-type="string">
            <text:p>"Confiance dans l'achat d'ordinateurs en magasin"</text:p>
          </table:table-cell>
          <table:table-cell office:value-type="string">
            <text:p>39.79032 </text:p>
          </table:table-cell>
          <table:table-cell table:style-name="ce9" table:number-columns-repeated="2"/>
          <table:table-cell table:formula="oooc:=&quot;Calculez la valeur du CHI2 de la variable &quot;&amp;[.A9]&amp;&quot; {#&quot;&amp;[.C9]&amp;&quot;:0.001}&quot;" office:value-type="string" office:string-value="Calculez la valeur du CHI2 de la variable V10 {#39.79032 :0.001}">
            <text:p>Calculez la valeur du CHI2 de la variable V10 {#39.79032 :0.001}</text:p>
          </table:table-cell>
          <table:table-cell table:formula="oooc:=&quot;x=&quot;&amp;[.A9]&amp;&quot;[which(&quot;&amp;[.A9]&amp;&quot;!=0)];chisq.test(table(x), correct=FALSE)[1]&quot;" office:value-type="string" office:string-value="x=V10[which(V10!=0)];chisq.test(table(x), correct=FALSE)[1]">
            <text:p>x=V10[which(V10!=0)];chisq.test(table(x), correct=FALSE)[1]</text:p>
          </table:table-cell>
          <table:table-cell table:formula="oooc:=[.F9]&amp;&quot; //&quot;&amp;[.G9]" office:value-type="string" office:string-value="Calculez la valeur du CHI2 de la variable V10 {#39.79032 :0.001} //x=V10[which(V10!=0)];chisq.test(table(x), correct=FALSE)[1]">
            <text:p>Calculez la valeur du CHI2 de la variable V10 {#39.79032 :0.001} //x=V10[which(V10!=0)];chisq.test(table(x), correct=FALSE)[1]</text:p>
          </table:table-cell>
          <table:table-cell table:number-columns-repeated="41"/>
        </table:table-row>
        <table:table-row table:style-name="ro3">
          <table:table-cell office:value-type="string">
            <text:p>V11</text:p>
          </table:table-cell>
          <table:table-cell office:value-type="string">
            <text:p>"Confiance dans l'achat d'imprimantes en magasin"</text:p>
          </table:table-cell>
          <table:table-cell office:value-type="string">
            <text:p>65.91935 </text:p>
          </table:table-cell>
          <table:table-cell table:style-name="ce9" table:number-columns-repeated="2"/>
          <table:table-cell table:formula="oooc:=&quot;Calculez la valeur du CHI2 de la variable &quot;&amp;[.A10]&amp;&quot; {#&quot;&amp;[.C10]&amp;&quot;:0.001}&quot;" office:value-type="string" office:string-value="Calculez la valeur du CHI2 de la variable V11 {#65.91935 :0.001}">
            <text:p>Calculez la valeur du CHI2 de la variable V11 {#65.91935 :0.001}</text:p>
          </table:table-cell>
          <table:table-cell table:formula="oooc:=&quot;x=&quot;&amp;[.A10]&amp;&quot;[which(&quot;&amp;[.A10]&amp;&quot;!=0)];chisq.test(table(x), correct=FALSE)[1]&quot;" office:value-type="string" office:string-value="x=V11[which(V11!=0)];chisq.test(table(x), correct=FALSE)[1]">
            <text:p>x=V11[which(V11!=0)];chisq.test(table(x), correct=FALSE)[1]</text:p>
          </table:table-cell>
          <table:table-cell table:formula="oooc:=[.F10]&amp;&quot; //&quot;&amp;[.G10]" office:value-type="string" office:string-value="Calculez la valeur du CHI2 de la variable V11 {#65.91935 :0.001} //x=V11[which(V11!=0)];chisq.test(table(x), correct=FALSE)[1]">
            <text:p>Calculez la valeur du CHI2 de la variable V11 {#65.91935 :0.001} //x=V11[which(V11!=0)];chisq.test(table(x), correct=FALSE)[1]</text:p>
          </table:table-cell>
          <table:table-cell table:number-columns-repeated="41"/>
        </table:table-row>
        <table:table-row table:style-name="ro3">
          <table:table-cell office:value-type="string">
            <text:p>V12</text:p>
          </table:table-cell>
          <table:table-cell office:value-type="string">
            <text:p>"Confiance dans l'achat de scanners en magasin"</text:p>
          </table:table-cell>
          <table:table-cell office:value-type="string">
            <text:p>52.85484 </text:p>
          </table:table-cell>
          <table:table-cell table:style-name="ce9" table:number-columns-repeated="2"/>
          <table:table-cell table:formula="oooc:=&quot;Calculez la valeur du CHI2 de la variable &quot;&amp;[.A11]&amp;&quot; {#&quot;&amp;[.C11]&amp;&quot;:0.001}&quot;" office:value-type="string" office:string-value="Calculez la valeur du CHI2 de la variable V12 {#52.85484 :0.001}">
            <text:p>Calculez la valeur du CHI2 de la variable V12 {#52.85484 :0.001}</text:p>
          </table:table-cell>
          <table:table-cell table:formula="oooc:=&quot;x=&quot;&amp;[.A11]&amp;&quot;[which(&quot;&amp;[.A11]&amp;&quot;!=0)];chisq.test(table(x), correct=FALSE)[1]&quot;" office:value-type="string" office:string-value="x=V12[which(V12!=0)];chisq.test(table(x), correct=FALSE)[1]">
            <text:p>x=V12[which(V12!=0)];chisq.test(table(x), correct=FALSE)[1]</text:p>
          </table:table-cell>
          <table:table-cell table:formula="oooc:=[.F11]&amp;&quot; //&quot;&amp;[.G11]" office:value-type="string" office:string-value="Calculez la valeur du CHI2 de la variable V12 {#52.85484 :0.001} //x=V12[which(V12!=0)];chisq.test(table(x), correct=FALSE)[1]">
            <text:p>Calculez la valeur du CHI2 de la variable V12 {#52.85484 :0.001} //x=V12[which(V12!=0)];chisq.test(table(x), correct=FALSE)[1]</text:p>
          </table:table-cell>
          <table:table-cell table:number-columns-repeated="41"/>
        </table:table-row>
        <table:table-row table:style-name="ro3">
          <table:table-cell office:value-type="string">
            <text:p>V13</text:p>
          </table:table-cell>
          <table:table-cell office:value-type="string">
            <text:p>"Confiance dans l'achat de disquettes en magasin"</text:p>
          </table:table-cell>
          <table:table-cell office:value-type="string">
            <text:p>68.74194 </text:p>
          </table:table-cell>
          <table:table-cell table:style-name="ce9" table:number-columns-repeated="2"/>
          <table:table-cell table:formula="oooc:=&quot;Calculez la valeur du CHI2 de la variable &quot;&amp;[.A12]&amp;&quot; {#&quot;&amp;[.C12]&amp;&quot;:0.001}&quot;" office:value-type="string" office:string-value="Calculez la valeur du CHI2 de la variable V13 {#68.74194 :0.001}">
            <text:p>Calculez la valeur du CHI2 de la variable V13 {#68.74194 :0.001}</text:p>
          </table:table-cell>
          <table:table-cell table:formula="oooc:=&quot;x=&quot;&amp;[.A12]&amp;&quot;[which(&quot;&amp;[.A12]&amp;&quot;!=0)];chisq.test(table(x), correct=FALSE)[1]&quot;" office:value-type="string" office:string-value="x=V13[which(V13!=0)];chisq.test(table(x), correct=FALSE)[1]">
            <text:p>x=V13[which(V13!=0)];chisq.test(table(x), correct=FALSE)[1]</text:p>
          </table:table-cell>
          <table:table-cell table:formula="oooc:=[.F12]&amp;&quot; //&quot;&amp;[.G12]" office:value-type="string" office:string-value="Calculez la valeur du CHI2 de la variable V13 {#68.74194 :0.001} //x=V13[which(V13!=0)];chisq.test(table(x), correct=FALSE)[1]">
            <text:p>Calculez la valeur du CHI2 de la variable V13 {#68.74194 :0.001} //x=V13[which(V13!=0)];chisq.test(table(x), correct=FALSE)[1]</text:p>
          </table:table-cell>
          <table:table-cell table:number-columns-repeated="41"/>
        </table:table-row>
        <table:table-row table:style-name="ro3">
          <table:table-cell office:value-type="string">
            <text:p>V14</text:p>
          </table:table-cell>
          <table:table-cell office:value-type="string">
            <text:p>"Confiance dans l'achat de logiciels en magasin"</text:p>
          </table:table-cell>
          <table:table-cell office:value-type="string">
            <text:p>68.17742 </text:p>
          </table:table-cell>
          <table:table-cell table:style-name="ce9" table:number-columns-repeated="2"/>
          <table:table-cell table:formula="oooc:=&quot;Calculez la valeur du CHI2 de la variable &quot;&amp;[.A13]&amp;&quot; {#&quot;&amp;[.C13]&amp;&quot;:0.001}&quot;" office:value-type="string" office:string-value="Calculez la valeur du CHI2 de la variable V14 {#68.17742 :0.001}">
            <text:p>Calculez la valeur du CHI2 de la variable V14 {#68.17742 :0.001}</text:p>
          </table:table-cell>
          <table:table-cell table:formula="oooc:=&quot;x=&quot;&amp;[.A13]&amp;&quot;[which(&quot;&amp;[.A13]&amp;&quot;!=0)];chisq.test(table(x), correct=FALSE)[1]&quot;" office:value-type="string" office:string-value="x=V14[which(V14!=0)];chisq.test(table(x), correct=FALSE)[1]">
            <text:p>x=V14[which(V14!=0)];chisq.test(table(x), correct=FALSE)[1]</text:p>
          </table:table-cell>
          <table:table-cell table:formula="oooc:=[.F13]&amp;&quot; //&quot;&amp;[.G13]" office:value-type="string" office:string-value="Calculez la valeur du CHI2 de la variable V14 {#68.17742 :0.001} //x=V14[which(V14!=0)];chisq.test(table(x), correct=FALSE)[1]">
            <text:p>Calculez la valeur du CHI2 de la variable V14 {#68.17742 :0.001} //x=V14[which(V14!=0)];chisq.test(table(x), correct=FALSE)[1]</text:p>
          </table:table-cell>
          <table:table-cell table:number-columns-repeated="41"/>
        </table:table-row>
        <table:table-row table:style-name="ro3">
          <table:table-cell office:value-type="string">
            <text:p>V15</text:p>
          </table:table-cell>
          <table:table-cell office:value-type="string">
            <text:p>Nombre de produits achetés'</text:p>
          </table:table-cell>
          <table:table-cell office:value-type="string">
            <text:p>10.83871 </text:p>
          </table:table-cell>
          <table:table-cell table:style-name="ce9" table:number-columns-repeated="2"/>
          <table:table-cell table:formula="oooc:=&quot;Calculez la valeur du CHI2 de la variable &quot;&amp;[.A14]&amp;&quot; {#&quot;&amp;[.C14]&amp;&quot;:0.001}&quot;" office:value-type="string" office:string-value="Calculez la valeur du CHI2 de la variable V15 {#10.83871 :0.001}">
            <text:p>Calculez la valeur du CHI2 de la variable V15 {#10.83871 :0.001}</text:p>
          </table:table-cell>
          <table:table-cell table:formula="oooc:=&quot;x=&quot;&amp;[.A14]&amp;&quot;[which(&quot;&amp;[.A14]&amp;&quot;!=0)];chisq.test(table(x), correct=FALSE)[1]&quot;" office:value-type="string" office:string-value="x=V15[which(V15!=0)];chisq.test(table(x), correct=FALSE)[1]">
            <text:p>x=V15[which(V15!=0)];chisq.test(table(x), correct=FALSE)[1]</text:p>
          </table:table-cell>
          <table:table-cell table:formula="oooc:=[.F14]&amp;&quot; //&quot;&amp;[.G14]" office:value-type="string" office:string-value="Calculez la valeur du CHI2 de la variable V15 {#10.83871 :0.001} //x=V15[which(V15!=0)];chisq.test(table(x), correct=FALSE)[1]">
            <text:p>Calculez la valeur du CHI2 de la variable V15 {#10.83871 :0.001} //x=V15[which(V15!=0)];chisq.test(table(x), correct=FALSE)[1]</text:p>
          </table:table-cell>
          <table:table-cell table:number-columns-repeated="41"/>
        </table:table-row>
        <table:table-row table:style-name="ro3">
          <table:table-cell office:value-type="string">
            <text:p>V16</text:p>
          </table:table-cell>
          <table:table-cell office:value-type="string">
            <text:p>CAMIP vend une ligne de produits de haute qualité'</text:p>
          </table:table-cell>
          <table:table-cell office:value-type="string">
            <text:p>2.129032 </text:p>
          </table:table-cell>
          <table:table-cell table:style-name="ce9" table:number-columns-repeated="2"/>
          <table:table-cell table:formula="oooc:=&quot;Calculez la valeur du CHI2 de la variable &quot;&amp;[.A15]&amp;&quot; {#&quot;&amp;[.C15]&amp;&quot;:0.001}&quot;" office:value-type="string" office:string-value="Calculez la valeur du CHI2 de la variable V16 {#2.129032 :0.001}">
            <text:p>Calculez la valeur du CHI2 de la variable V16 {#2.129032 :0.001}</text:p>
          </table:table-cell>
          <table:table-cell table:formula="oooc:=&quot;x=&quot;&amp;[.A15]&amp;&quot;[which(&quot;&amp;[.A15]&amp;&quot;!=0)];chisq.test(table(x), correct=FALSE)[1]&quot;" office:value-type="string" office:string-value="x=V16[which(V16!=0)];chisq.test(table(x), correct=FALSE)[1]">
            <text:p>x=V16[which(V16!=0)];chisq.test(table(x), correct=FALSE)[1]</text:p>
          </table:table-cell>
          <table:table-cell table:formula="oooc:=[.F15]&amp;&quot; //&quot;&amp;[.G15]" office:value-type="string" office:string-value="Calculez la valeur du CHI2 de la variable V16 {#2.129032 :0.001} //x=V16[which(V16!=0)];chisq.test(table(x), correct=FALSE)[1]">
            <text:p>Calculez la valeur du CHI2 de la variable V16 {#2.129032 :0.001} //x=V16[which(V16!=0)];chisq.test(table(x), correct=FALSE)[1]</text:p>
          </table:table-cell>
          <table:table-cell table:number-columns-repeated="41"/>
        </table:table-row>
        <table:table-row table:style-name="ro3">
          <table:table-cell office:value-type="string">
            <text:p>V17</text:p>
          </table:table-cell>
          <table:table-cell office:value-type="string">
            <text:p>CAMIP offre tout les marques les plus populaires'</text:p>
          </table:table-cell>
          <table:table-cell office:value-type="string">
            <text:p>19.95161 </text:p>
          </table:table-cell>
          <table:table-cell table:style-name="ce9" table:number-columns-repeated="2"/>
          <table:table-cell table:formula="oooc:=&quot;Calculez la valeur du CHI2 de la variable &quot;&amp;[.A16]&amp;&quot; {#&quot;&amp;[.C16]&amp;&quot;:0.001}&quot;" office:value-type="string" office:string-value="Calculez la valeur du CHI2 de la variable V17 {#19.95161 :0.001}">
            <text:p>Calculez la valeur du CHI2 de la variable V17 {#19.95161 :0.001}</text:p>
          </table:table-cell>
          <table:table-cell table:formula="oooc:=&quot;x=&quot;&amp;[.A16]&amp;&quot;[which(&quot;&amp;[.A16]&amp;&quot;!=0)];chisq.test(table(x), correct=FALSE)[1]&quot;" office:value-type="string" office:string-value="x=V17[which(V17!=0)];chisq.test(table(x), correct=FALSE)[1]">
            <text:p>x=V17[which(V17!=0)];chisq.test(table(x), correct=FALSE)[1]</text:p>
          </table:table-cell>
          <table:table-cell table:formula="oooc:=[.F16]&amp;&quot; //&quot;&amp;[.G16]" office:value-type="string" office:string-value="Calculez la valeur du CHI2 de la variable V17 {#19.95161 :0.001} //x=V17[which(V17!=0)];chisq.test(table(x), correct=FALSE)[1]">
            <text:p>Calculez la valeur du CHI2 de la variable V17 {#19.95161 :0.001} //x=V17[which(V17!=0)];chisq.test(table(x), correct=FALSE)[1]</text:p>
          </table:table-cell>
          <table:table-cell table:number-columns-repeated="41"/>
        </table:table-row>
        <table:table-row table:style-name="ro3">
          <table:table-cell office:value-type="string">
            <text:p>V18</text:p>
          </table:table-cell>
          <table:table-cell office:value-type="string">
            <text:p>CAMIP a un catalogue de très haute qualité'</text:p>
          </table:table-cell>
          <table:table-cell office:value-type="string">
            <text:p>19.79032 </text:p>
          </table:table-cell>
          <table:table-cell table:style-name="ce9" table:number-columns-repeated="2"/>
          <table:table-cell table:formula="oooc:=&quot;Calculez la valeur du CHI2 de la variable &quot;&amp;[.A17]&amp;&quot; {#&quot;&amp;[.C17]&amp;&quot;:0.001}&quot;" office:value-type="string" office:string-value="Calculez la valeur du CHI2 de la variable V18 {#19.79032 :0.001}">
            <text:p>Calculez la valeur du CHI2 de la variable V18 {#19.79032 :0.001}</text:p>
          </table:table-cell>
          <table:table-cell table:formula="oooc:=&quot;x=&quot;&amp;[.A17]&amp;&quot;[which(&quot;&amp;[.A17]&amp;&quot;!=0)];chisq.test(table(x), correct=FALSE)[1]&quot;" office:value-type="string" office:string-value="x=V18[which(V18!=0)];chisq.test(table(x), correct=FALSE)[1]">
            <text:p>x=V18[which(V18!=0)];chisq.test(table(x), correct=FALSE)[1]</text:p>
          </table:table-cell>
          <table:table-cell table:formula="oooc:=[.F17]&amp;&quot; //&quot;&amp;[.G17]" office:value-type="string" office:string-value="Calculez la valeur du CHI2 de la variable V18 {#19.79032 :0.001} //x=V18[which(V18!=0)];chisq.test(table(x), correct=FALSE)[1]">
            <text:p>Calculez la valeur du CHI2 de la variable V18 {#19.79032 :0.001} //x=V18[which(V18!=0)];chisq.test(table(x), correct=FALSE)[1]</text:p>
          </table:table-cell>
          <table:table-cell table:number-columns-repeated="41"/>
        </table:table-row>
        <table:table-row table:style-name="ro3">
          <table:table-cell office:value-type="string">
            <text:p>V19</text:p>
          </table:table-cell>
          <table:table-cell office:value-type="string">
            <text:p>La description des produits dans le catalogue CAMIP est très précise'</text:p>
          </table:table-cell>
          <table:table-cell office:value-type="string">
            <text:p>19.70968 </text:p>
          </table:table-cell>
          <table:table-cell table:style-name="ce9" table:number-columns-repeated="2"/>
          <table:table-cell table:formula="oooc:=&quot;Calculez la valeur du CHI2 de la variable &quot;&amp;[.A18]&amp;&quot; {#&quot;&amp;[.C18]&amp;&quot;:0.001}&quot;" office:value-type="string" office:string-value="Calculez la valeur du CHI2 de la variable V19 {#19.70968 :0.001}">
            <text:p>Calculez la valeur du CHI2 de la variable V19 {#19.70968 :0.001}</text:p>
          </table:table-cell>
          <table:table-cell table:formula="oooc:=&quot;x=&quot;&amp;[.A18]&amp;&quot;[which(&quot;&amp;[.A18]&amp;&quot;!=0)];chisq.test(table(x), correct=FALSE)[1]&quot;" office:value-type="string" office:string-value="x=V19[which(V19!=0)];chisq.test(table(x), correct=FALSE)[1]">
            <text:p>x=V19[which(V19!=0)];chisq.test(table(x), correct=FALSE)[1]</text:p>
          </table:table-cell>
          <table:table-cell table:formula="oooc:=[.F18]&amp;&quot; //&quot;&amp;[.G18]" office:value-type="string" office:string-value="Calculez la valeur du CHI2 de la variable V19 {#19.70968 :0.001} //x=V19[which(V19!=0)];chisq.test(table(x), correct=FALSE)[1]">
            <text:p>Calculez la valeur du CHI2 de la variable V19 {#19.70968 :0.001} //x=V19[which(V19!=0)];chisq.test(table(x), correct=FALSE)[1]</text:p>
          </table:table-cell>
          <table:table-cell table:number-columns-repeated="41"/>
        </table:table-row>
        <table:table-row table:style-name="ro3">
          <table:table-cell office:value-type="string">
            <text:p>V20</text:p>
          </table:table-cell>
          <table:table-cell office:value-type="string">
            <text:p>La sélection de produits dans le catalogue CAMIP est très large'</text:p>
          </table:table-cell>
          <table:table-cell office:value-type="string">
            <text:p>16.24194 </text:p>
          </table:table-cell>
          <table:table-cell table:style-name="ce9" table:number-columns-repeated="2"/>
          <table:table-cell table:formula="oooc:=&quot;Calculez la valeur du CHI2 de la variable &quot;&amp;[.A19]&amp;&quot; {#&quot;&amp;[.C19]&amp;&quot;:0.001}&quot;" office:value-type="string" office:string-value="Calculez la valeur du CHI2 de la variable V20 {#16.24194 :0.001}">
            <text:p>Calculez la valeur du CHI2 de la variable V20 {#16.24194 :0.001}</text:p>
          </table:table-cell>
          <table:table-cell table:formula="oooc:=&quot;x=&quot;&amp;[.A19]&amp;&quot;[which(&quot;&amp;[.A19]&amp;&quot;!=0)];chisq.test(table(x), correct=FALSE)[1]&quot;" office:value-type="string" office:string-value="x=V20[which(V20!=0)];chisq.test(table(x), correct=FALSE)[1]">
            <text:p>x=V20[which(V20!=0)];chisq.test(table(x), correct=FALSE)[1]</text:p>
          </table:table-cell>
          <table:table-cell table:formula="oooc:=[.F19]&amp;&quot; //&quot;&amp;[.G19]" office:value-type="string" office:string-value="Calculez la valeur du CHI2 de la variable V20 {#16.24194 :0.001} //x=V20[which(V20!=0)];chisq.test(table(x), correct=FALSE)[1]">
            <text:p>Calculez la valeur du CHI2 de la variable V20 {#16.24194 :0.001} //x=V20[which(V20!=0)];chisq.test(table(x), correct=FALSE)[1]</text:p>
          </table:table-cell>
          <table:table-cell table:number-columns-repeated="41"/>
        </table:table-row>
        <table:table-row table:style-name="ro3">
          <table:table-cell office:value-type="string">
            <text:p>V21</text:p>
          </table:table-cell>
          <table:table-cell office:value-type="string">
            <text:p>"Probabilité réduite que la marchandise soie perdue pendant l'envoie"</text:p>
          </table:table-cell>
          <table:table-cell office:value-type="string">
            <text:p>52.18966 </text:p>
          </table:table-cell>
          <table:table-cell table:style-name="ce9" table:number-columns-repeated="2"/>
          <table:table-cell table:formula="oooc:=&quot;Calculez la valeur du CHI2 de la variable &quot;&amp;[.A20]&amp;&quot; {#&quot;&amp;[.C20]&amp;&quot;:0.001}&quot;" office:value-type="string" office:string-value="Calculez la valeur du CHI2 de la variable V21 {#52.18966 :0.001}">
            <text:p>Calculez la valeur du CHI2 de la variable V21 {#52.18966 :0.001}</text:p>
          </table:table-cell>
          <table:table-cell table:formula="oooc:=&quot;x=&quot;&amp;[.A20]&amp;&quot;[which(&quot;&amp;[.A20]&amp;&quot;!=0)];chisq.test(table(x), correct=FALSE)[1]&quot;" office:value-type="string" office:string-value="x=V21[which(V21!=0)];chisq.test(table(x), correct=FALSE)[1]">
            <text:p>x=V21[which(V21!=0)];chisq.test(table(x), correct=FALSE)[1]</text:p>
          </table:table-cell>
          <table:table-cell table:formula="oooc:=[.F20]&amp;&quot; //&quot;&amp;[.G20]" office:value-type="string" office:string-value="Calculez la valeur du CHI2 de la variable V21 {#52.18966 :0.001} //x=V21[which(V21!=0)];chisq.test(table(x), correct=FALSE)[1]">
            <text:p>Calculez la valeur du CHI2 de la variable V21 {#52.18966 :0.001} //x=V21[which(V21!=0)];chisq.test(table(x), correct=FALSE)[1]</text:p>
          </table:table-cell>
          <table:table-cell table:number-columns-repeated="41"/>
        </table:table-row>
        <table:table-row table:style-name="ro3">
          <table:table-cell office:value-type="string">
            <text:p>V22</text:p>
          </table:table-cell>
          <table:table-cell office:value-type="string">
            <text:p>"Pas besoin de ce consulter avec quelqu'un qui a déjà acheté"</text:p>
          </table:table-cell>
          <table:table-cell office:value-type="string">
            <text:p>27.59322 </text:p>
          </table:table-cell>
          <table:table-cell table:style-name="ce9" table:number-columns-repeated="2"/>
          <table:table-cell table:formula="oooc:=&quot;Calculez la valeur du CHI2 de la variable &quot;&amp;[.A21]&amp;&quot; {#&quot;&amp;[.C21]&amp;&quot;:0.001}&quot;" office:value-type="string" office:string-value="Calculez la valeur du CHI2 de la variable V22 {#27.59322 :0.001}">
            <text:p>Calculez la valeur du CHI2 de la variable V22 {#27.59322 :0.001}</text:p>
          </table:table-cell>
          <table:table-cell table:formula="oooc:=&quot;x=&quot;&amp;[.A21]&amp;&quot;[which(&quot;&amp;[.A21]&amp;&quot;!=0)];chisq.test(table(x), correct=FALSE)[1]&quot;" office:value-type="string" office:string-value="x=V22[which(V22!=0)];chisq.test(table(x), correct=FALSE)[1]">
            <text:p>x=V22[which(V22!=0)];chisq.test(table(x), correct=FALSE)[1]</text:p>
          </table:table-cell>
          <table:table-cell table:formula="oooc:=[.F21]&amp;&quot; //&quot;&amp;[.G21]" office:value-type="string" office:string-value="Calculez la valeur du CHI2 de la variable V22 {#27.59322 :0.001} //x=V22[which(V22!=0)];chisq.test(table(x), correct=FALSE)[1]">
            <text:p>Calculez la valeur du CHI2 de la variable V22 {#27.59322 :0.001} //x=V22[which(V22!=0)];chisq.test(table(x), correct=FALSE)[1]</text:p>
          </table:table-cell>
          <table:table-cell table:number-columns-repeated="41"/>
        </table:table-row>
        <table:table-row table:style-name="ro3">
          <table:table-cell office:value-type="string">
            <text:p>V23</text:p>
          </table:table-cell>
          <table:table-cell office:value-type="string">
            <text:p>"Confiance qu'on livre le produit illustre dans le catalogue"</text:p>
          </table:table-cell>
          <table:table-cell office:value-type="string">
            <text:p>27.53448 </text:p>
          </table:table-cell>
          <table:table-cell table:style-name="ce9" table:number-columns-repeated="2"/>
          <table:table-cell table:formula="oooc:=&quot;Calculez la valeur du CHI2 de la variable &quot;&amp;[.A22]&amp;&quot; {#&quot;&amp;[.C22]&amp;&quot;:0.001}&quot;" office:value-type="string" office:string-value="Calculez la valeur du CHI2 de la variable V23 {#27.53448 :0.001}">
            <text:p>Calculez la valeur du CHI2 de la variable V23 {#27.53448 :0.001}</text:p>
          </table:table-cell>
          <table:table-cell table:formula="oooc:=&quot;x=&quot;&amp;[.A22]&amp;&quot;[which(&quot;&amp;[.A22]&amp;&quot;!=0)];chisq.test(table(x), correct=FALSE)[1]&quot;" office:value-type="string" office:string-value="x=V23[which(V23!=0)];chisq.test(table(x), correct=FALSE)[1]">
            <text:p>x=V23[which(V23!=0)];chisq.test(table(x), correct=FALSE)[1]</text:p>
          </table:table-cell>
          <table:table-cell table:formula="oooc:=[.F22]&amp;&quot; //&quot;&amp;[.G22]" office:value-type="string" office:string-value="Calculez la valeur du CHI2 de la variable V23 {#27.53448 :0.001} //x=V23[which(V23!=0)];chisq.test(table(x), correct=FALSE)[1]">
            <text:p>Calculez la valeur du CHI2 de la variable V23 {#27.53448 :0.001} //x=V23[which(V23!=0)];chisq.test(table(x), correct=FALSE)[1]</text:p>
          </table:table-cell>
          <table:table-cell table:number-columns-repeated="41"/>
        </table:table-row>
        <table:table-row table:style-name="ro3">
          <table:table-cell office:value-type="string">
            <text:p>V24</text:p>
          </table:table-cell>
          <table:table-cell office:value-type="string">
            <text:p>"L'achat par catalogue économise du temps"</text:p>
          </table:table-cell>
          <table:table-cell office:value-type="string">
            <text:p>104.9268 </text:p>
          </table:table-cell>
          <table:table-cell table:style-name="ce9" table:number-columns-repeated="2"/>
          <table:table-cell table:formula="oooc:=&quot;Calculez la valeur du CHI2 de la variable &quot;&amp;[.A23]&amp;&quot; {#&quot;&amp;[.C23]&amp;&quot;:0.001}&quot;" office:value-type="string" office:string-value="Calculez la valeur du CHI2 de la variable V24 {#104.9268 :0.001}">
            <text:p>Calculez la valeur du CHI2 de la variable V24 {#104.9268 :0.001}</text:p>
          </table:table-cell>
          <table:table-cell table:formula="oooc:=&quot;x=&quot;&amp;[.A23]&amp;&quot;[which(&quot;&amp;[.A23]&amp;&quot;!=0)];chisq.test(table(x), correct=FALSE)[1]&quot;" office:value-type="string" office:string-value="x=V24[which(V24!=0)];chisq.test(table(x), correct=FALSE)[1]">
            <text:p>x=V24[which(V24!=0)];chisq.test(table(x), correct=FALSE)[1]</text:p>
          </table:table-cell>
          <table:table-cell table:formula="oooc:=[.F23]&amp;&quot; //&quot;&amp;[.G23]" office:value-type="string" office:string-value="Calculez la valeur du CHI2 de la variable V24 {#104.9268 :0.001} //x=V24[which(V24!=0)];chisq.test(table(x), correct=FALSE)[1]">
            <text:p>Calculez la valeur du CHI2 de la variable V24 {#104.9268 :0.001} //x=V24[which(V24!=0)];chisq.test(table(x), correct=FALSE)[1]</text:p>
          </table:table-cell>
          <table:table-cell table:number-columns-repeated="41"/>
        </table:table-row>
        <table:table-row table:style-name="ro3">
          <table:table-cell office:value-type="string">
            <text:p>V25</text:p>
          </table:table-cell>
          <table:table-cell office:value-type="string">
            <text:p>Pas difficile de négocier le prix'</text:p>
          </table:table-cell>
          <table:table-cell office:value-type="string">
            <text:p>70.04878 </text:p>
          </table:table-cell>
          <table:table-cell table:style-name="ce9" table:number-columns-repeated="2"/>
          <table:table-cell table:formula="oooc:=&quot;Calculez la valeur du CHI2 de la variable &quot;&amp;[.A24]&amp;&quot; {#&quot;&amp;[.C24]&amp;&quot;:0.001}&quot;" office:value-type="string" office:string-value="Calculez la valeur du CHI2 de la variable V25 {#70.04878 :0.001}">
            <text:p>Calculez la valeur du CHI2 de la variable V25 {#70.04878 :0.001}</text:p>
          </table:table-cell>
          <table:table-cell table:formula="oooc:=&quot;x=&quot;&amp;[.A24]&amp;&quot;[which(&quot;&amp;[.A24]&amp;&quot;!=0)];chisq.test(table(x), correct=FALSE)[1]&quot;" office:value-type="string" office:string-value="x=V25[which(V25!=0)];chisq.test(table(x), correct=FALSE)[1]">
            <text:p>x=V25[which(V25!=0)];chisq.test(table(x), correct=FALSE)[1]</text:p>
          </table:table-cell>
          <table:table-cell table:formula="oooc:=[.F24]&amp;&quot; //&quot;&amp;[.G24]" office:value-type="string" office:string-value="Calculez la valeur du CHI2 de la variable V25 {#70.04878 :0.001} //x=V25[which(V25!=0)];chisq.test(table(x), correct=FALSE)[1]">
            <text:p>Calculez la valeur du CHI2 de la variable V25 {#70.04878 :0.001} //x=V25[which(V25!=0)];chisq.test(table(x), correct=FALSE)[1]</text:p>
          </table:table-cell>
          <table:table-cell table:number-columns-repeated="41"/>
        </table:table-row>
        <table:table-row table:style-name="ro3">
          <table:table-cell office:value-type="string">
            <text:p>V26</text:p>
          </table:table-cell>
          <table:table-cell office:value-type="string">
            <text:p>Achat du catalogue avec le formulaire le plus simple a remplir'</text:p>
          </table:table-cell>
          <table:table-cell office:value-type="string">
            <text:p>120.6774 </text:p>
          </table:table-cell>
          <table:table-cell table:number-columns-repeated="2"/>
          <table:table-cell table:formula="oooc:=&quot;Calculez la valeur du CHI2 de la variable &quot;&amp;[.A25]&amp;&quot; {#&quot;&amp;[.C25]&amp;&quot;:0.001}&quot;" office:value-type="string" office:string-value="Calculez la valeur du CHI2 de la variable V26 {#120.6774 :0.001}">
            <text:p>Calculez la valeur du CHI2 de la variable V26 {#120.6774 :0.001}</text:p>
          </table:table-cell>
          <table:table-cell table:formula="oooc:=&quot;x=&quot;&amp;[.A25]&amp;&quot;[which(&quot;&amp;[.A25]&amp;&quot;!=0)];chisq.test(table(x), correct=FALSE)[1]&quot;" office:value-type="string" office:string-value="x=V26[which(V26!=0)];chisq.test(table(x), correct=FALSE)[1]">
            <text:p>x=V26[which(V26!=0)];chisq.test(table(x), correct=FALSE)[1]</text:p>
          </table:table-cell>
          <table:table-cell table:formula="oooc:=[.F25]&amp;&quot; //&quot;&amp;[.G25]" office:value-type="string" office:string-value="Calculez la valeur du CHI2 de la variable V26 {#120.6774 :0.001} //x=V26[which(V26!=0)];chisq.test(table(x), correct=FALSE)[1]">
            <text:p>Calculez la valeur du CHI2 de la variable V26 {#120.6774 :0.001} //x=V26[which(V26!=0)];chisq.test(table(x), correct=FALSE)[1]</text:p>
          </table:table-cell>
          <table:table-cell table:number-columns-repeated="41"/>
        </table:table-row>
        <table:table-row table:style-name="ro3">
          <table:table-cell office:value-type="string">
            <text:p>V27</text:p>
          </table:table-cell>
          <table:table-cell office:value-type="string">
            <text:p>La marchandise du catalogue est moins chère'</text:p>
          </table:table-cell>
          <table:table-cell office:value-type="string">
            <text:p>21.51220 </text:p>
          </table:table-cell>
          <table:table-cell table:number-columns-repeated="2"/>
          <table:table-cell table:formula="oooc:=&quot;Calculez la valeur du CHI2 de la variable &quot;&amp;[.A26]&amp;&quot; {#&quot;&amp;[.C26]&amp;&quot;:0.001}&quot;" office:value-type="string" office:string-value="Calculez la valeur du CHI2 de la variable V27 {#21.51220 :0.001}">
            <text:p>Calculez la valeur du CHI2 de la variable V27 {#21.51220 :0.001}</text:p>
          </table:table-cell>
          <table:table-cell table:formula="oooc:=&quot;x=&quot;&amp;[.A26]&amp;&quot;[which(&quot;&amp;[.A26]&amp;&quot;!=0)];chisq.test(table(x), correct=FALSE)[1]&quot;" office:value-type="string" office:string-value="x=V27[which(V27!=0)];chisq.test(table(x), correct=FALSE)[1]">
            <text:p>x=V27[which(V27!=0)];chisq.test(table(x), correct=FALSE)[1]</text:p>
          </table:table-cell>
          <table:table-cell table:formula="oooc:=[.F26]&amp;&quot; //&quot;&amp;[.G26]" office:value-type="string" office:string-value="Calculez la valeur du CHI2 de la variable V27 {#21.51220 :0.001} //x=V27[which(V27!=0)];chisq.test(table(x), correct=FALSE)[1]">
            <text:p>Calculez la valeur du CHI2 de la variable V27 {#21.51220 :0.001} //x=V27[which(V27!=0)];chisq.test(table(x), correct=FALSE)[1]</text:p>
          </table:table-cell>
          <table:table-cell table:number-columns-repeated="41"/>
        </table:table-row>
        <table:table-row table:style-name="ro3">
          <table:table-cell office:value-type="string">
            <text:p>V28</text:p>
          </table:table-cell>
          <table:table-cell office:value-type="string">
            <text:p>Les catalogues livrent la marchandise au domicile'</text:p>
          </table:table-cell>
          <table:table-cell office:value-type="string">
            <text:p>95.78689 </text:p>
          </table:table-cell>
          <table:table-cell table:number-columns-repeated="2"/>
          <table:table-cell table:formula="oooc:=&quot;Calculez la valeur du CHI2 de la variable &quot;&amp;[.A27]&amp;&quot; {#&quot;&amp;[.C27]&amp;&quot;:0.001}&quot;" office:value-type="string" office:string-value="Calculez la valeur du CHI2 de la variable V28 {#95.78689 :0.001}">
            <text:p>Calculez la valeur du CHI2 de la variable V28 {#95.78689 :0.001}</text:p>
          </table:table-cell>
          <table:table-cell table:formula="oooc:=&quot;x=&quot;&amp;[.A27]&amp;&quot;[which(&quot;&amp;[.A27]&amp;&quot;!=0)];chisq.test(table(x), correct=FALSE)[1]&quot;" office:value-type="string" office:string-value="x=V28[which(V28!=0)];chisq.test(table(x), correct=FALSE)[1]">
            <text:p>x=V28[which(V28!=0)];chisq.test(table(x), correct=FALSE)[1]</text:p>
          </table:table-cell>
          <table:table-cell table:formula="oooc:=[.F27]&amp;&quot; //&quot;&amp;[.G27]" office:value-type="string" office:string-value="Calculez la valeur du CHI2 de la variable V28 {#95.78689 :0.001} //x=V28[which(V28!=0)];chisq.test(table(x), correct=FALSE)[1]">
            <text:p>Calculez la valeur du CHI2 de la variable V28 {#95.78689 :0.001} //x=V28[which(V28!=0)];chisq.test(table(x), correct=FALSE)[1]</text:p>
          </table:table-cell>
          <table:table-cell table:number-columns-repeated="41"/>
        </table:table-row>
        <table:table-row table:style-name="ro3">
          <table:table-cell office:value-type="string">
            <text:p>V29</text:p>
          </table:table-cell>
          <table:table-cell office:value-type="string">
            <text:p>"Prix bas (catal.) parce qu'on ne doit pas payer des vendeurs"</text:p>
          </table:table-cell>
          <table:table-cell office:value-type="string">
            <text:p>29.31707 </text:p>
          </table:table-cell>
          <table:table-cell table:number-columns-repeated="2"/>
          <table:table-cell table:formula="oooc:=&quot;Calculez la valeur du CHI2 de la variable &quot;&amp;[.A28]&amp;&quot; {#&quot;&amp;[.C28]&amp;&quot;:0.001}&quot;" office:value-type="string" office:string-value="Calculez la valeur du CHI2 de la variable V29 {#29.31707 :0.001}">
            <text:p>Calculez la valeur du CHI2 de la variable V29 {#29.31707 :0.001}</text:p>
          </table:table-cell>
          <table:table-cell table:formula="oooc:=&quot;x=&quot;&amp;[.A28]&amp;&quot;[which(&quot;&amp;[.A28]&amp;&quot;!=0)];chisq.test(table(x), correct=FALSE)[1]&quot;" office:value-type="string" office:string-value="x=V29[which(V29!=0)];chisq.test(table(x), correct=FALSE)[1]">
            <text:p>x=V29[which(V29!=0)];chisq.test(table(x), correct=FALSE)[1]</text:p>
          </table:table-cell>
          <table:table-cell table:formula="oooc:=[.F28]&amp;&quot; //&quot;&amp;[.G28]" office:value-type="string" office:string-value="Calculez la valeur du CHI2 de la variable V29 {#29.31707 :0.001} //x=V29[which(V29!=0)];chisq.test(table(x), correct=FALSE)[1]">
            <text:p>Calculez la valeur du CHI2 de la variable V29 {#29.31707 :0.001} //x=V29[which(V29!=0)];chisq.test(table(x), correct=FALSE)[1]</text:p>
          </table:table-cell>
          <table:table-cell table:number-columns-repeated="41"/>
        </table:table-row>
        <table:table-row table:style-name="ro3">
          <table:table-cell office:value-type="string">
            <text:p>V30</text:p>
          </table:table-cell>
          <table:table-cell office:value-type="string">
            <text:p>Possibilité de placer un nombre illimité de commandes'</text:p>
          </table:table-cell>
          <table:table-cell office:value-type="string">
            <text:p>41.96639 </text:p>
          </table:table-cell>
          <table:table-cell table:number-columns-repeated="2"/>
          <table:table-cell table:formula="oooc:=&quot;Calculez la valeur du CHI2 de la variable &quot;&amp;[.A29]&amp;&quot; {#&quot;&amp;[.C29]&amp;&quot;:0.001}&quot;" office:value-type="string" office:string-value="Calculez la valeur du CHI2 de la variable V30 {#41.96639 :0.001}">
            <text:p>Calculez la valeur du CHI2 de la variable V30 {#41.96639 :0.001}</text:p>
          </table:table-cell>
          <table:table-cell table:formula="oooc:=&quot;x=&quot;&amp;[.A29]&amp;&quot;[which(&quot;&amp;[.A29]&amp;&quot;!=0)];chisq.test(table(x), correct=FALSE)[1]&quot;" office:value-type="string" office:string-value="x=V30[which(V30!=0)];chisq.test(table(x), correct=FALSE)[1]">
            <text:p>x=V30[which(V30!=0)];chisq.test(table(x), correct=FALSE)[1]</text:p>
          </table:table-cell>
          <table:table-cell table:formula="oooc:=[.F29]&amp;&quot; //&quot;&amp;[.G29]" office:value-type="string" office:string-value="Calculez la valeur du CHI2 de la variable V30 {#41.96639 :0.001} //x=V30[which(V30!=0)];chisq.test(table(x), correct=FALSE)[1]">
            <text:p>Calculez la valeur du CHI2 de la variable V30 {#41.96639 :0.001} //x=V30[which(V30!=0)];chisq.test(table(x), correct=FALSE)[1]</text:p>
          </table:table-cell>
          <table:table-cell table:number-columns-repeated="41"/>
        </table:table-row>
        <table:table-row table:style-name="ro3">
          <table:table-cell office:value-type="string">
            <text:p>V31</text:p>
          </table:table-cell>
          <table:table-cell office:value-type="string">
            <text:p>Disponibilité de discounts pour la quantité achetée'</text:p>
          </table:table-cell>
          <table:table-cell office:value-type="string">
            <text:p>62.10811 </text:p>
          </table:table-cell>
          <table:table-cell table:number-columns-repeated="2"/>
          <table:table-cell table:formula="oooc:=&quot;Calculez la valeur du CHI2 de la variable &quot;&amp;[.A30]&amp;&quot; {#&quot;&amp;[.C30]&amp;&quot;:0.001}&quot;" office:value-type="string" office:string-value="Calculez la valeur du CHI2 de la variable V31 {#62.10811 :0.001}">
            <text:p>Calculez la valeur du CHI2 de la variable V31 {#62.10811 :0.001}</text:p>
          </table:table-cell>
          <table:table-cell table:formula="oooc:=&quot;x=&quot;&amp;[.A30]&amp;&quot;[which(&quot;&amp;[.A30]&amp;&quot;!=0)];chisq.test(table(x), correct=FALSE)[1]&quot;" office:value-type="string" office:string-value="x=V31[which(V31!=0)];chisq.test(table(x), correct=FALSE)[1]">
            <text:p>x=V31[which(V31!=0)];chisq.test(table(x), correct=FALSE)[1]</text:p>
          </table:table-cell>
          <table:table-cell table:formula="oooc:=[.F30]&amp;&quot; //&quot;&amp;[.G30]" office:value-type="string" office:string-value="Calculez la valeur du CHI2 de la variable V31 {#62.10811 :0.001} //x=V31[which(V31!=0)];chisq.test(table(x), correct=FALSE)[1]">
            <text:p>Calculez la valeur du CHI2 de la variable V31 {#62.10811 :0.001} //x=V31[which(V31!=0)];chisq.test(table(x), correct=FALSE)[1]</text:p>
          </table:table-cell>
          <table:table-cell table:number-columns-repeated="41"/>
        </table:table-row>
        <table:table-row table:style-name="ro3">
          <table:table-cell office:value-type="string">
            <text:p>V32</text:p>
          </table:table-cell>
          <table:table-cell office:value-type="string">
            <text:p>Durée de la livraison'</text:p>
          </table:table-cell>
          <table:table-cell office:value-type="string">
            <text:p>42.76271 </text:p>
          </table:table-cell>
          <table:table-cell table:number-columns-repeated="2"/>
          <table:table-cell table:formula="oooc:=&quot;Calculez la valeur du CHI2 de la variable &quot;&amp;[.A31]&amp;&quot; {#&quot;&amp;[.C31]&amp;&quot;:0.001}&quot;" office:value-type="string" office:string-value="Calculez la valeur du CHI2 de la variable V32 {#42.76271 :0.001}">
            <text:p>Calculez la valeur du CHI2 de la variable V32 {#42.76271 :0.001}</text:p>
          </table:table-cell>
          <table:table-cell table:formula="oooc:=&quot;x=&quot;&amp;[.A31]&amp;&quot;[which(&quot;&amp;[.A31]&amp;&quot;!=0)];chisq.test(table(x), correct=FALSE)[1]&quot;" office:value-type="string" office:string-value="x=V32[which(V32!=0)];chisq.test(table(x), correct=FALSE)[1]">
            <text:p>x=V32[which(V32!=0)];chisq.test(table(x), correct=FALSE)[1]</text:p>
          </table:table-cell>
          <table:table-cell table:formula="oooc:=[.F31]&amp;&quot; //&quot;&amp;[.G31]" office:value-type="string" office:string-value="Calculez la valeur du CHI2 de la variable V32 {#42.76271 :0.001} //x=V32[which(V32!=0)];chisq.test(table(x), correct=FALSE)[1]">
            <text:p>Calculez la valeur du CHI2 de la variable V32 {#42.76271 :0.001} //x=V32[which(V32!=0)];chisq.test(table(x), correct=FALSE)[1]</text:p>
          </table:table-cell>
          <table:table-cell table:number-columns-repeated="41"/>
        </table:table-row>
        <table:table-row table:style-name="ro3">
          <table:table-cell office:value-type="string">
            <text:p>V33</text:p>
          </table:table-cell>
          <table:table-cell office:value-type="string">
            <text:p>Politique de la société visant le retour de la marchandise'</text:p>
          </table:table-cell>
          <table:table-cell office:value-type="string">
            <text:p>42.15596 </text:p>
          </table:table-cell>
          <table:table-cell table:number-columns-repeated="2"/>
          <table:table-cell table:formula="oooc:=&quot;Calculez la valeur du CHI2 de la variable &quot;&amp;[.A32]&amp;&quot; {#&quot;&amp;[.C32]&amp;&quot;:0.001}&quot;" office:value-type="string" office:string-value="Calculez la valeur du CHI2 de la variable V33 {#42.15596 :0.001}">
            <text:p>Calculez la valeur du CHI2 de la variable V33 {#42.15596 :0.001}</text:p>
          </table:table-cell>
          <table:table-cell table:formula="oooc:=&quot;x=&quot;&amp;[.A32]&amp;&quot;[which(&quot;&amp;[.A32]&amp;&quot;!=0)];chisq.test(table(x), correct=FALSE)[1]&quot;" office:value-type="string" office:string-value="x=V33[which(V33!=0)];chisq.test(table(x), correct=FALSE)[1]">
            <text:p>x=V33[which(V33!=0)];chisq.test(table(x), correct=FALSE)[1]</text:p>
          </table:table-cell>
          <table:table-cell table:formula="oooc:=[.F32]&amp;&quot; //&quot;&amp;[.G32]" office:value-type="string" office:string-value="Calculez la valeur du CHI2 de la variable V33 {#42.15596 :0.001} //x=V33[which(V33!=0)];chisq.test(table(x), correct=FALSE)[1]">
            <text:p>Calculez la valeur du CHI2 de la variable V33 {#42.15596 :0.001} //x=V33[which(V33!=0)];chisq.test(table(x), correct=FALSE)[1]</text:p>
          </table:table-cell>
          <table:table-cell table:number-columns-repeated="41"/>
        </table:table-row>
        <table:table-row table:style-name="ro3">
          <table:table-cell office:value-type="string">
            <text:p>V34</text:p>
          </table:table-cell>
          <table:table-cell office:value-type="string">
            <text:p>"Prévision d'une période d'essai"</text:p>
          </table:table-cell>
          <table:table-cell office:value-type="string">
            <text:p>56.41667 </text:p>
          </table:table-cell>
          <table:table-cell table:number-columns-repeated="2"/>
          <table:table-cell table:formula="oooc:=&quot;Calculez la valeur du CHI2 de la variable &quot;&amp;[.A33]&amp;&quot; {#&quot;&amp;[.C33]&amp;&quot;:0.001}&quot;" office:value-type="string" office:string-value="Calculez la valeur du CHI2 de la variable V34 {#56.41667 :0.001}">
            <text:p>Calculez la valeur du CHI2 de la variable V34 {#56.41667 :0.001}</text:p>
          </table:table-cell>
          <table:table-cell table:formula="oooc:=&quot;x=&quot;&amp;[.A33]&amp;&quot;[which(&quot;&amp;[.A33]&amp;&quot;!=0)];chisq.test(table(x), correct=FALSE)[1]&quot;" office:value-type="string" office:string-value="x=V34[which(V34!=0)];chisq.test(table(x), correct=FALSE)[1]">
            <text:p>x=V34[which(V34!=0)];chisq.test(table(x), correct=FALSE)[1]</text:p>
          </table:table-cell>
          <table:table-cell table:formula="oooc:=[.F33]&amp;&quot; //&quot;&amp;[.G33]" office:value-type="string" office:string-value="Calculez la valeur du CHI2 de la variable V34 {#56.41667 :0.001} //x=V34[which(V34!=0)];chisq.test(table(x), correct=FALSE)[1]">
            <text:p>Calculez la valeur du CHI2 de la variable V34 {#56.41667 :0.001} //x=V34[which(V34!=0)];chisq.test(table(x), correct=FALSE)[1]</text:p>
          </table:table-cell>
          <table:table-cell table:number-columns-repeated="41"/>
        </table:table-row>
        <table:table-row table:style-name="ro3">
          <table:table-cell office:value-type="string">
            <text:p>V35</text:p>
          </table:table-cell>
          <table:table-cell office:value-type="string">
            <text:p>Années de présence de la société sur le marche'</text:p>
          </table:table-cell>
          <table:table-cell office:value-type="string">
            <text:p>62.46429 </text:p>
          </table:table-cell>
          <table:table-cell table:number-columns-repeated="2"/>
          <table:table-cell table:formula="oooc:=&quot;Calculez la valeur du CHI2 de la variable &quot;&amp;[.A34]&amp;&quot; {#&quot;&amp;[.C34]&amp;&quot;:0.001}&quot;" office:value-type="string" office:string-value="Calculez la valeur du CHI2 de la variable V35 {#62.46429 :0.001}">
            <text:p>Calculez la valeur du CHI2 de la variable V35 {#62.46429 :0.001}</text:p>
          </table:table-cell>
          <table:table-cell table:formula="oooc:=&quot;x=&quot;&amp;[.A34]&amp;&quot;[which(&quot;&amp;[.A34]&amp;&quot;!=0)];chisq.test(table(x), correct=FALSE)[1]&quot;" office:value-type="string" office:string-value="x=V35[which(V35!=0)];chisq.test(table(x), correct=FALSE)[1]">
            <text:p>x=V35[which(V35!=0)];chisq.test(table(x), correct=FALSE)[1]</text:p>
          </table:table-cell>
          <table:table-cell table:formula="oooc:=[.F34]&amp;&quot; //&quot;&amp;[.G34]" office:value-type="string" office:string-value="Calculez la valeur du CHI2 de la variable V35 {#62.46429 :0.001} //x=V35[which(V35!=0)];chisq.test(table(x), correct=FALSE)[1]">
            <text:p>Calculez la valeur du CHI2 de la variable V35 {#62.46429 :0.001} //x=V35[which(V35!=0)];chisq.test(table(x), correct=FALSE)[1]</text:p>
          </table:table-cell>
          <table:table-cell table:number-columns-repeated="41"/>
        </table:table-row>
        <table:table-row table:style-name="ro3">
          <table:table-cell office:value-type="string">
            <text:p>V36</text:p>
          </table:table-cell>
          <table:table-cell office:value-type="string">
            <text:p>Réputation de la société'</text:p>
          </table:table-cell>
          <table:table-cell office:value-type="string">
            <text:p>21.54622 </text:p>
          </table:table-cell>
          <table:table-cell table:number-columns-repeated="2"/>
          <table:table-cell table:formula="oooc:=&quot;Calculez la valeur du CHI2 de la variable &quot;&amp;[.A35]&amp;&quot; {#&quot;&amp;[.C35]&amp;&quot;:0.001}&quot;" office:value-type="string" office:string-value="Calculez la valeur du CHI2 de la variable V36 {#21.54622 :0.001}">
            <text:p>Calculez la valeur du CHI2 de la variable V36 {#21.54622 :0.001}</text:p>
          </table:table-cell>
          <table:table-cell table:formula="oooc:=&quot;x=&quot;&amp;[.A35]&amp;&quot;[which(&quot;&amp;[.A35]&amp;&quot;!=0)];chisq.test(table(x), correct=FALSE)[1]&quot;" office:value-type="string" office:string-value="x=V36[which(V36!=0)];chisq.test(table(x), correct=FALSE)[1]">
            <text:p>x=V36[which(V36!=0)];chisq.test(table(x), correct=FALSE)[1]</text:p>
          </table:table-cell>
          <table:table-cell table:formula="oooc:=[.F35]&amp;&quot; //&quot;&amp;[.G35]" office:value-type="string" office:string-value="Calculez la valeur du CHI2 de la variable V36 {#21.54622 :0.001} //x=V36[which(V36!=0)];chisq.test(table(x), correct=FALSE)[1]">
            <text:p>Calculez la valeur du CHI2 de la variable V36 {#21.54622 :0.001} //x=V36[which(V36!=0)];chisq.test(table(x), correct=FALSE)[1]</text:p>
          </table:table-cell>
          <table:table-cell table:number-columns-repeated="41"/>
        </table:table-row>
        <table:table-row table:style-name="ro3">
          <table:table-cell office:value-type="string">
            <text:p>V37</text:p>
          </table:table-cell>
          <table:table-cell office:value-type="string">
            <text:p>Garanties'</text:p>
          </table:table-cell>
          <table:table-cell office:value-type="string">
            <text:p>64.63063 </text:p>
          </table:table-cell>
          <table:table-cell table:number-columns-repeated="2"/>
          <table:table-cell table:formula="oooc:=&quot;Calculez la valeur du CHI2 de la variable &quot;&amp;[.A36]&amp;&quot; {#&quot;&amp;[.C36]&amp;&quot;:0.001}&quot;" office:value-type="string" office:string-value="Calculez la valeur du CHI2 de la variable V37 {#64.63063 :0.001}">
            <text:p>Calculez la valeur du CHI2 de la variable V37 {#64.63063 :0.001}</text:p>
          </table:table-cell>
          <table:table-cell table:formula="oooc:=&quot;x=&quot;&amp;[.A36]&amp;&quot;[which(&quot;&amp;[.A36]&amp;&quot;!=0)];chisq.test(table(x), correct=FALSE)[1]&quot;" office:value-type="string" office:string-value="x=V37[which(V37!=0)];chisq.test(table(x), correct=FALSE)[1]">
            <text:p>x=V37[which(V37!=0)];chisq.test(table(x), correct=FALSE)[1]</text:p>
          </table:table-cell>
          <table:table-cell table:formula="oooc:=[.F36]&amp;&quot; //&quot;&amp;[.G36]" office:value-type="string" office:string-value="Calculez la valeur du CHI2 de la variable V37 {#64.63063 :0.001} //x=V37[which(V37!=0)];chisq.test(table(x), correct=FALSE)[1]">
            <text:p>Calculez la valeur du CHI2 de la variable V37 {#64.63063 :0.001} //x=V37[which(V37!=0)];chisq.test(table(x), correct=FALSE)[1]</text:p>
          </table:table-cell>
          <table:table-cell table:number-columns-repeated="41"/>
        </table:table-row>
        <table:table-row table:style-name="ro3">
          <table:table-cell office:value-type="string">
            <text:p>V38</text:p>
          </table:table-cell>
          <table:table-cell office:value-type="string">
            <text:p>Contacte de la société avec les grandes marques etc.'</text:p>
          </table:table-cell>
          <table:table-cell office:value-type="string">
            <text:p>79.73913 </text:p>
          </table:table-cell>
          <table:table-cell table:number-columns-repeated="2"/>
          <table:table-cell table:formula="oooc:=&quot;Calculez la valeur du CHI2 de la variable &quot;&amp;[.A37]&amp;&quot; {#&quot;&amp;[.C37]&amp;&quot;:0.001}&quot;" office:value-type="string" office:string-value="Calculez la valeur du CHI2 de la variable V38 {#79.73913 :0.001}">
            <text:p>Calculez la valeur du CHI2 de la variable V38 {#79.73913 :0.001}</text:p>
          </table:table-cell>
          <table:table-cell table:formula="oooc:=&quot;x=&quot;&amp;[.A37]&amp;&quot;[which(&quot;&amp;[.A37]&amp;&quot;!=0)];chisq.test(table(x), correct=FALSE)[1]&quot;" office:value-type="string" office:string-value="x=V38[which(V38!=0)];chisq.test(table(x), correct=FALSE)[1]">
            <text:p>x=V38[which(V38!=0)];chisq.test(table(x), correct=FALSE)[1]</text:p>
          </table:table-cell>
          <table:table-cell table:formula="oooc:=[.F37]&amp;&quot; //&quot;&amp;[.G37]" office:value-type="string" office:string-value="Calculez la valeur du CHI2 de la variable V38 {#79.73913 :0.001} //x=V38[which(V38!=0)];chisq.test(table(x), correct=FALSE)[1]">
            <text:p>Calculez la valeur du CHI2 de la variable V38 {#79.73913 :0.001} //x=V38[which(V38!=0)];chisq.test(table(x), correct=FALSE)[1]</text:p>
          </table:table-cell>
          <table:table-cell table:number-columns-repeated="41"/>
        </table:table-row>
        <table:table-row table:style-name="ro3">
          <table:table-cell office:value-type="string">
            <text:p>V39</text:p>
          </table:table-cell>
          <table:table-cell office:value-type="string">
            <text:p>"Préférence d'acheter"</text:p>
          </table:table-cell>
          <table:table-cell office:value-type="string">
            <text:p>10.75806 </text:p>
          </table:table-cell>
          <table:table-cell table:number-columns-repeated="2"/>
          <table:table-cell table:formula="oooc:=&quot;Calculez la valeur du CHI2 de la variable &quot;&amp;[.A38]&amp;&quot; {#&quot;&amp;[.C38]&amp;&quot;:0.001}&quot;" office:value-type="string" office:string-value="Calculez la valeur du CHI2 de la variable V39 {#10.75806 :0.001}">
            <text:p>Calculez la valeur du CHI2 de la variable V39 {#10.75806 :0.001}</text:p>
          </table:table-cell>
          <table:table-cell table:formula="oooc:=&quot;x=&quot;&amp;[.A38]&amp;&quot;[which(&quot;&amp;[.A38]&amp;&quot;!=0)];chisq.test(table(x), correct=FALSE)[1]&quot;" office:value-type="string" office:string-value="x=V39[which(V39!=0)];chisq.test(table(x), correct=FALSE)[1]">
            <text:p>x=V39[which(V39!=0)];chisq.test(table(x), correct=FALSE)[1]</text:p>
          </table:table-cell>
          <table:table-cell table:formula="oooc:=[.F38]&amp;&quot; //&quot;&amp;[.G38]" office:value-type="string" office:string-value="Calculez la valeur du CHI2 de la variable V39 {#10.75806 :0.001} //x=V39[which(V39!=0)];chisq.test(table(x), correct=FALSE)[1]">
            <text:p>Calculez la valeur du CHI2 de la variable V39 {#10.75806 :0.001} //x=V39[which(V39!=0)];chisq.test(table(x), correct=FALSE)[1]</text:p>
          </table:table-cell>
          <table:table-cell table:number-columns-repeated="41"/>
        </table:table-row>
        <table:table-row table:style-name="ro3">
          <table:table-cell office:value-type="string">
            <text:p>V40</text:p>
          </table:table-cell>
          <table:table-cell office:value-type="string">
            <text:p>"Revenu avant impôt de la famille l'année dernière"</text:p>
          </table:table-cell>
          <table:table-cell office:value-type="string">
            <text:p>11.56452 </text:p>
          </table:table-cell>
          <table:table-cell table:number-columns-repeated="2"/>
          <table:table-cell table:formula="oooc:=&quot;Calculez la valeur du CHI2 de la variable &quot;&amp;[.A39]&amp;&quot; {#&quot;&amp;[.C39]&amp;&quot;:0.001}&quot;" office:value-type="string" office:string-value="Calculez la valeur du CHI2 de la variable V40 {#11.56452 :0.001}">
            <text:p>Calculez la valeur du CHI2 de la variable V40 {#11.56452 :0.001}</text:p>
          </table:table-cell>
          <table:table-cell table:formula="oooc:=&quot;x=&quot;&amp;[.A39]&amp;&quot;[which(&quot;&amp;[.A39]&amp;&quot;!=0)];chisq.test(table(x), correct=FALSE)[1]&quot;" office:value-type="string" office:string-value="x=V40[which(V40!=0)];chisq.test(table(x), correct=FALSE)[1]">
            <text:p>x=V40[which(V40!=0)];chisq.test(table(x), correct=FALSE)[1]</text:p>
          </table:table-cell>
          <table:table-cell table:formula="oooc:=[.F39]&amp;&quot; //&quot;&amp;[.G39]" office:value-type="string" office:string-value="Calculez la valeur du CHI2 de la variable V40 {#11.56452 :0.001} //x=V40[which(V40!=0)];chisq.test(table(x), correct=FALSE)[1]">
            <text:p>Calculez la valeur du CHI2 de la variable V40 {#11.56452 :0.001} //x=V40[which(V40!=0)];chisq.test(table(x), correct=FALSE)[1]</text:p>
          </table:table-cell>
          <table:table-cell table:number-columns-repeated="41"/>
        </table:table-row>
        <table:table-row table:style-name="ro3">
          <table:table-cell office:value-type="string">
            <text:p>V41</text:p>
          </table:table-cell>
          <table:table-cell office:value-type="string">
            <text:p>Occupation courante'</text:p>
          </table:table-cell>
          <table:table-cell office:value-type="string">
            <text:p>1.580645 </text:p>
          </table:table-cell>
          <table:table-cell table:number-columns-repeated="2"/>
          <table:table-cell table:formula="oooc:=&quot;Calculez la valeur du CHI2 de la variable &quot;&amp;[.A40]&amp;&quot; {#&quot;&amp;[.C40]&amp;&quot;:0.001}&quot;" office:value-type="string" office:string-value="Calculez la valeur du CHI2 de la variable V41 {#1.580645 :0.001}">
            <text:p>Calculez la valeur du CHI2 de la variable V41 {#1.580645 :0.001}</text:p>
          </table:table-cell>
          <table:table-cell table:formula="oooc:=&quot;chisq.test(table(&quot;&amp;[.A40]&amp;&quot;), correct=FALSE)[1]&quot;" office:value-type="string" office:string-value="chisq.test(table(V41), correct=FALSE)[1]">
            <text:p>chisq.test(table(V41), correct=FALSE)[1]</text:p>
          </table:table-cell>
          <table:table-cell table:formula="oooc:=[.F40]&amp;&quot; //&quot;&amp;[.G40]" office:value-type="string" office:string-value="Calculez la valeur du CHI2 de la variable V41 {#1.580645 :0.001} //chisq.test(table(V41), correct=FALSE)[1]">
            <text:p>Calculez la valeur du CHI2 de la variable V41 {#1.580645 :0.001} //chisq.test(table(V41), correct=FALSE)[1]</text:p>
          </table:table-cell>
          <table:table-cell table:number-columns-repeated="41"/>
        </table:table-row>
        <table:table-row table:style-name="ro3">
          <table:table-cell office:value-type="string">
            <text:p>V42</text:p>
          </table:table-cell>
          <table:table-cell office:value-type="string">
            <text:p>Années de travail'</text:p>
          </table:table-cell>
          <table:table-cell office:value-type="string">
            <text:p>153.4032 </text:p>
          </table:table-cell>
          <table:table-cell table:number-columns-repeated="2"/>
          <table:table-cell table:formula="oooc:=&quot;Calculez la valeur du CHI2 de la variable &quot;&amp;[.A41]&amp;&quot; {#&quot;&amp;[.C41]&amp;&quot;:0.001}&quot;" office:value-type="string" office:string-value="Calculez la valeur du CHI2 de la variable V42 {#153.4032 :0.001}">
            <text:p>Calculez la valeur du CHI2 de la variable V42 {#153.4032 :0.001}</text:p>
          </table:table-cell>
          <table:table-cell table:formula="oooc:=&quot;x=&quot;&amp;[.A41]&amp;&quot;[which(&quot;&amp;[.A41]&amp;&quot;!=0)];chisq.test(table(x), correct=FALSE)[1]&quot;" office:value-type="string" office:string-value="x=V42[which(V42!=0)];chisq.test(table(x), correct=FALSE)[1]">
            <text:p>x=V42[which(V42!=0)];chisq.test(table(x), correct=FALSE)[1]</text:p>
          </table:table-cell>
          <table:table-cell table:formula="oooc:=[.F41]&amp;&quot; //&quot;&amp;[.G41]" office:value-type="string" office:string-value="Calculez la valeur du CHI2 de la variable V42 {#153.4032 :0.001} //x=V42[which(V42!=0)];chisq.test(table(x), correct=FALSE)[1]">
            <text:p>Calculez la valeur du CHI2 de la variable V42 {#153.4032 :0.001} //x=V42[which(V42!=0)];chisq.test(table(x), correct=FALSE)[1]</text:p>
          </table:table-cell>
          <table:table-cell table:number-columns-repeated="41"/>
        </table:table-row>
        <table:table-row table:style-name="ro3">
          <table:table-cell office:value-type="string">
            <text:p>V43</text:p>
          </table:table-cell>
          <table:table-cell office:value-type="string">
            <text:p>Etat civil'</text:p>
          </table:table-cell>
          <table:table-cell office:value-type="string">
            <text:p>21.72581 </text:p>
          </table:table-cell>
          <table:table-cell table:number-columns-repeated="2"/>
          <table:table-cell table:formula="oooc:=&quot;Calculez la valeur du CHI2 de la variable &quot;&amp;[.A42]&amp;&quot; {#&quot;&amp;[.C42]&amp;&quot;:0.001}&quot;" office:value-type="string" office:string-value="Calculez la valeur du CHI2 de la variable V43 {#21.72581 :0.001}">
            <text:p>Calculez la valeur du CHI2 de la variable V43 {#21.72581 :0.001}</text:p>
          </table:table-cell>
          <table:table-cell table:formula="oooc:=&quot;x=&quot;&amp;[.A42]&amp;&quot;[which(&quot;&amp;[.A42]&amp;&quot;!=0)];chisq.test(table(x), correct=FALSE)[1]&quot;" office:value-type="string" office:string-value="x=V43[which(V43!=0)];chisq.test(table(x), correct=FALSE)[1]">
            <text:p>x=V43[which(V43!=0)];chisq.test(table(x), correct=FALSE)[1]</text:p>
          </table:table-cell>
          <table:table-cell table:formula="oooc:=[.F42]&amp;&quot; //&quot;&amp;[.G42]" office:value-type="string" office:string-value="Calculez la valeur du CHI2 de la variable V43 {#21.72581 :0.001} //x=V43[which(V43!=0)];chisq.test(table(x), correct=FALSE)[1]">
            <text:p>Calculez la valeur du CHI2 de la variable V43 {#21.72581 :0.001} //x=V43[which(V43!=0)];chisq.test(table(x), correct=FALSE)[1]</text:p>
          </table:table-cell>
          <table:table-cell table:number-columns-repeated="41"/>
        </table:table-row>
        <table:table-row table:style-name="ro3">
          <table:table-cell office:value-type="string">
            <text:p>V44</text:p>
          </table:table-cell>
          <table:table-cell office:value-type="string">
            <text:p>Sexe'</text:p>
          </table:table-cell>
          <table:table-cell office:value-type="string">
            <text:p>0.2903226</text:p>
          </table:table-cell>
          <table:table-cell table:number-columns-repeated="2"/>
          <table:table-cell table:formula="oooc:=&quot;Calculez la valeur du CHI2 de la variable &quot;&amp;[.A43]&amp;&quot; {#&quot;&amp;[.C43]&amp;&quot;:0.001}&quot;" office:value-type="string" office:string-value="Calculez la valeur du CHI2 de la variable V44 {#0.2903226:0.001}">
            <text:p>Calculez la valeur du CHI2 de la variable V44 {#0.2903226:0.001}</text:p>
          </table:table-cell>
          <table:table-cell table:formula="oooc:=&quot;x=&quot;&amp;[.A43]&amp;&quot;[which(&quot;&amp;[.A43]&amp;&quot;!=0)];chisq.test(table(x), correct=FALSE)[1]&quot;" office:value-type="string" office:string-value="x=V44[which(V44!=0)];chisq.test(table(x), correct=FALSE)[1]">
            <text:p>x=V44[which(V44!=0)];chisq.test(table(x), correct=FALSE)[1]</text:p>
          </table:table-cell>
          <table:table-cell table:formula="oooc:=[.F43]&amp;&quot; //&quot;&amp;[.G43]" office:value-type="string" office:string-value="Calculez la valeur du CHI2 de la variable V44 {#0.2903226:0.001} //x=V44[which(V44!=0)];chisq.test(table(x), correct=FALSE)[1]">
            <text:p>Calculez la valeur du CHI2 de la variable V44 {#0.2903226:0.001} //x=V44[which(V44!=0)];chisq.test(table(x), correct=FALSE)[1]</text:p>
          </table:table-cell>
          <table:table-cell table:number-columns-repeated="41"/>
        </table:table-row>
        <table:table-row table:style-name="ro3" table:number-rows-repeated="16">
          <table:table-cell table:style-name="ce9"/>
          <table:table-cell table:style-name="Default" table:number-columns-repeated="2"/>
          <table:table-cell table:number-columns-repeated="4"/>
          <table:table-cell table:style-name="Default"/>
          <table:table-cell table:number-columns-repeated="41"/>
        </table:table-row>
        <table:table-row table:style-name="ro3">
          <table:table-cell table:style-name="ce9"/>
          <table:table-cell table:style-name="Default" table:number-columns-repeated="2"/>
          <table:table-cell table:number-columns-repeated="4"/>
          <table:table-cell table:style-name="Default"/>
          <table:table-cell table:number-columns-repeated="4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horndale AMT1" svg:font-family="'Thorndale AMT', 'Times New Roman'"/>
    <style:font-face style:name="F" svg:font-family="" style:font-family-generic="roman"/>
    <style:font-face style:name="Cumberland AMT" svg:font-family="'Cumberland AMT', 'Courier New'" style:font-family-generic="modern" style:font-pitch="fixed"/>
    <style:font-face style:name="Cumberland AMT1" svg:font-family="'Cumberland AMT', Cumberland, 'Courier New', 'Nimbus Mono L', 'DejaVu Sans Mono', Courier, 'Lucida Sans Typewriter', 'Lucida Typewriter', Monaco, Monospaced" style:font-family-generic="modern" style:font-pitch="fixed"/>
    <style:font-face style:name="Albany AMT2" svg:font-family="'Albany AMT', Arial" style:font-pitch="variable"/>
    <style:font-face style:name="Thorndale AMT" svg:font-family="'Thorndale AMT', 'Times New Roman'" style:font-family-generic="roman" style:font-pitch="variable"/>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table-cell-properties style:decimal-places="2"/>
      <style:paragraph-properties style:tab-stop-distance="1.25cm"/>
      <style:text-properties style:font-name="Albany AMT" fo:language="fr" fo:country="FR" style:font-name-asian="Albany AMT1" style:language-asian="fr" style:country-asian="FR" style:font-name-complex="Albany AMT1" style:language-complex="fr" style:country-complex="FR"/>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4-03">03/04/2007</text:date>, <text:time>01:26: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3-28T16:00:24</meta:creation-date>
    <dc:date>2007-04-03T01:26:15</dc:date>
    <dc:language>fr-FR</dc:language>
    <meta:editing-cycles>4</meta:editing-cycles>
    <meta:editing-duration>P1DT2H49M11S</meta:editing-duration>
    <meta:user-defined meta:name="Info 1"/>
    <meta:user-defined meta:name="Info 2"/>
    <meta:user-defined meta:name="Info 3"/>
    <meta:user-defined meta:name="Info 4"/>
    <meta:document-statistic meta:table-count="3" meta:cell-count="409"/>
  </office:meta>
</office:document-meta>
</file>